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text-properties fo:font-style="normal" fo:font-weight="bold"/>
    </style:style>
    <style:style style:name="P2" style:family="paragraph" style:parent-style-name="Default_20_Text">
      <style:paragraph-properties fo:margin-left="0in" fo:margin-right="0in" fo:margin-top="0in" fo:margin-bottom="0in" fo:text-indent="0in" style:auto-text-indent="false"/>
    </style:style>
    <style:style style:name="P3"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3" style:family="paragraph" style:parent-style-name="Code_20_Indented">
      <style:paragraph-properties fo:margin-left="0in" fo:margin-right="0in" fo:text-indent="0in" style:auto-text-indent="false"/>
    </style:style>
    <style:style style:name="P14"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7"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8"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19"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0" style:family="paragraph" style:parent-style-name="Date">
      <style:paragraph-properties fo:margin-left="2.5in" fo:margin-right="0in" fo:text-indent="0in" style:auto-text-indent="false"/>
    </style:style>
    <style:style style:name="P2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Default_20_Text">
      <style:paragraph-properties fo:text-align="start" style:justify-single-word="false" style:text-autospace="none"/>
    </style:style>
    <style:style style:name="P24" style:family="paragraph" style:parent-style-name="Default_20_Text">
      <style:text-properties fo:font-weight="bold"/>
    </style:style>
    <style:style style:name="P25" style:family="paragraph" style:parent-style-name="Default_20_Text">
      <style:text-properties style:font-name="Times New Roman2" fo:font-size="12pt" style:font-name-asian="Times New Roman2" style:font-size-asian="12pt" style:font-name-complex="Times New Roman2" style:font-size-complex="12pt"/>
    </style:style>
    <style:style style:name="P26"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7" style:family="paragraph" style:parent-style-name="Default_20_Text">
      <style:text-properties style:font-name="Helvetica" fo:font-size="10pt" style:font-name-asian="Helvetica" style:font-size-asian="10pt" style:font-name-complex="Helvetica" style:font-size-complex="10pt"/>
    </style:style>
    <style:style style:name="P28"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29" style:family="paragraph" style:parent-style-name="Default_20_Text">
      <style:text-properties style:font-name="Times New Roman"/>
    </style:style>
    <style:style style:name="P30" style:family="paragraph" style:parent-style-name="Default_20_Text">
      <style:text-properties style:font-name="Times New Roman" fo:font-size="12pt" style:font-name-asian="Helvetica" style:font-size-asian="12pt" style:font-name-complex="Helvetica" style:font-size-complex="12pt"/>
    </style:style>
    <style:style style:name="P31"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3"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style:font-name="Times New Roman3" fo:font-size="12pt" style:font-name-asian="Helvetica" style:font-size-asian="10pt" style:font-name-complex="Helvetica" style:font-size-complex="10pt"/>
    </style:style>
    <style:style style:name="P3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1" style:family="paragraph" style:parent-style-name="Default_20_Text">
      <style:paragraph-properties fo:margin-left="0.5in" fo:margin-right="0in" fo:text-indent="0in" style:auto-text-indent="false"/>
    </style:style>
    <style:style style:name="P42" style:family="paragraph" style:parent-style-name="Heading_20_3">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fo:font-weight="bold" style:font-weight-asian="bold" style:font-weight-complex="bold"/>
    </style:style>
    <style:style style:name="P45" style:family="paragraph" style:parent-style-name="Code_20_Indented">
      <style:paragraph-properties fo:margin-left="0.5in" fo:margin-right="0in" fo:text-indent="0in" style:auto-text-indent="false"/>
    </style:style>
    <style:style style:name="P46" style:family="paragraph" style:parent-style-name="Text_20_Body_20_Single">
      <style:paragraph-properties fo:margin-top="0in" fo:margin-bottom="0in"/>
    </style:style>
    <style:style style:name="P47" style:family="paragraph" style:parent-style-name="Text_20_Body_20_Single">
      <style:paragraph-properties fo:margin-top="0in" fo:margin-bottom="0in"/>
      <style:text-properties style:font-name="Times New Roman"/>
    </style:style>
    <style:style style:name="P48" style:family="paragraph" style:parent-style-name="Text_20_Body_20_Single">
      <style:paragraph-properties fo:margin-top="0in" fo:margin-bottom="0in"/>
      <style:text-properties style:font-name="Times New Roman" fo:font-weight="normal"/>
    </style:style>
    <style:style style:name="P4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1" style:family="paragraph" style:parent-style-name="Text_20_Body_20_Single">
      <style:paragraph-properties fo:margin-top="0in" fo:margin-bottom="0in"/>
      <style:text-properties fo:font-style="italic" style:font-style-asian="italic" style:font-style-complex="italic"/>
    </style:style>
    <style:style style:name="P5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3" style:family="paragraph" style:parent-style-name="Default_20_Text">
      <style:paragraph-properties fo:margin-left="1in" fo:margin-right="0in" fo:text-indent="0in" style:auto-text-indent="false"/>
    </style:style>
    <style:style style:name="P5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6" style:family="paragraph" style:parent-style-name="Code_20_Indented">
      <style:paragraph-properties fo:margin-left="0.5in" fo:margin-right="0in" fo:text-indent="-0.25in" style:auto-text-indent="false"/>
    </style:style>
    <style:style style:name="P57" style:family="paragraph" style:parent-style-name="Body_20_Text_20_First_20_Indent">
      <style:paragraph-properties fo:margin-left="0.5in" fo:margin-right="0in" fo:text-indent="-0.25in" style:auto-text-indent="false"/>
      <style:text-properties fo:font-weight="bold"/>
    </style:style>
    <style:style style:name="P58" style:family="paragraph" style:parent-style-name="Code_20_Indented">
      <style:paragraph-properties fo:text-align="start" style:justify-single-word="false" style:text-autospace="none"/>
    </style:style>
    <style:style style:name="P59" style:family="paragraph" style:parent-style-name="Code_20_Indented">
      <style:text-properties style:font-name="Times New Roman1" fo:font-size="12pt" style:font-name-asian="Helvetica" style:font-size-asian="12pt" style:font-name-complex="Helvetica" style:font-size-complex="12pt"/>
    </style:style>
    <style:style style:name="P6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1" style:family="paragraph" style:parent-style-name="Code_20_Indented">
      <style:text-properties style:font-name-asian="BookMasterGothic-Roman" style:font-name-complex="BookMasterGothic-Roman"/>
    </style:style>
    <style:style style:name="P62" style:family="paragraph" style:parent-style-name="Code_20_Indented">
      <style:text-properties style:font-name="Helvetica" fo:font-size="10pt" style:font-name-asian="Helvetica" style:font-size-asian="10pt" style:font-name-complex="Helvetica" style:font-size-complex="10pt"/>
    </style:style>
    <style:style style:name="P63" style:family="paragraph" style:parent-style-name="Code_20_Indented">
      <style:text-properties fo:color="#000000" style:font-name="Courier New1" fo:font-size="10pt" style:font-name-asian="Courier" style:font-size-asian="10pt" style:font-name-complex="Courier" style:font-size-complex="10pt"/>
    </style:style>
    <style:style style:name="P64" style:family="paragraph" style:parent-style-name="Code_20_Indented">
      <style:text-properties fo:color="#000000" style:font-name-asian="Courier" style:font-name-complex="Courier"/>
    </style:style>
    <style:style style:name="P6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7" style:family="paragraph" style:parent-style-name="Code_20_Indented">
      <style:paragraph-properties fo:margin-left="1in" fo:margin-right="0in" fo:text-indent="-0.25in" style:auto-text-indent="false"/>
    </style:style>
    <style:style style:name="P6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6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2" style:family="paragraph" style:parent-style-name="Code_20_Indented">
      <style:paragraph-properties fo:margin-left="0.25in" fo:margin-right="0in" fo:text-indent="0in" style:auto-text-indent="false"/>
    </style:style>
    <style:style style:name="P73"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4" style:family="paragraph" style:parent-style-name="Body_20_Text_20_First_20_Indent">
      <style:paragraph-properties fo:margin-left="0.5in" fo:margin-right="0in" fo:text-indent="0.1457in" style:auto-text-indent="false"/>
    </style:style>
    <style:style style:name="P75" style:family="paragraph" style:parent-style-name="Heading_20_2">
      <style:text-properties style:font-name="Arial" fo:font-size="14pt" style:font-name-asian="Helvetica" style:font-size-asian="14pt" style:font-name-complex="Helvetica" style:font-size-complex="14pt"/>
    </style:style>
    <style:style style:name="P7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7" style:family="paragraph" style:parent-style-name="Standard">
      <style:text-properties fo:font-weight="bold"/>
    </style:style>
    <style:style style:name="P78"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79"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0" style:family="paragraph" style:parent-style-name="Standard">
      <style:text-properties style:font-name="Times New Roman"/>
    </style:style>
    <style:style style:name="P81" style:family="paragraph" style:parent-style-name="Default_20_Text" style:list-style-name="L1"/>
    <style:style style:name="P82" style:family="paragraph" style:parent-style-name="Default_20_Text" style:list-style-name="L1"/>
    <style:style style:name="P83" style:family="paragraph" style:parent-style-name="Default_20_Text" style:list-style-name="L1"/>
    <style:style style:name="P84" style:family="paragraph" style:parent-style-name="Default_20_Text" style:list-style-name="L1"/>
    <style:style style:name="P85" style:family="paragraph" style:parent-style-name="Default_20_Text" style:list-style-name="L1"/>
    <style:style style:name="P86" style:family="paragraph" style:parent-style-name="Default_20_Text" style:list-style-name="L1"/>
    <style:style style:name="P87" style:family="paragraph" style:parent-style-name="Default_20_Text" style:list-style-name="L1"/>
    <style:style style:name="P88" style:family="paragraph" style:parent-style-name="Default_20_Text" style:list-style-name="L5"/>
    <style:style style:name="P89" style:family="paragraph" style:parent-style-name="Default_20_Text" style:list-style-name="L6"/>
    <style:style style:name="P90" style:family="paragraph" style:parent-style-name="Default_20_Text" style:list-style-name="L6"/>
    <style:style style:name="P91" style:family="paragraph" style:parent-style-name="Default_20_Text" style:list-style-name="L6"/>
    <style:style style:name="P92" style:family="paragraph" style:parent-style-name="Default_20_Text" style:list-style-name="L6"/>
    <style:style style:name="P93" style:family="paragraph" style:parent-style-name="Default_20_Text" style:list-style-name="L7"/>
    <style:style style:name="P94" style:family="paragraph" style:parent-style-name="Default_20_Text" style:list-style-name="L7"/>
    <style:style style:name="P95" style:family="paragraph" style:parent-style-name="Default_20_Text" style:list-style-name="L7"/>
    <style:style style:name="P96" style:family="paragraph" style:parent-style-name="Default_20_Text" style:list-style-name="L7"/>
    <style:style style:name="P97" style:family="paragraph" style:parent-style-name="Default_20_Text" style:list-style-name="L7"/>
    <style:style style:name="P98" style:family="paragraph" style:parent-style-name="Default_20_Text" style:list-style-name="L7"/>
    <style:style style:name="P99" style:family="paragraph" style:parent-style-name="Default_20_Text" style:list-style-name="L7"/>
    <style:style style:name="P100" style:family="paragraph" style:parent-style-name="Default_20_Text" style:list-style-name="L7"/>
    <style:style style:name="P101" style:family="paragraph" style:parent-style-name="Default_20_Text" style:list-style-name="L7"/>
    <style:style style:name="P102" style:family="paragraph" style:parent-style-name="Default_20_Text" style:list-style-name="L7"/>
    <style:style style:name="P103" style:family="paragraph" style:parent-style-name="Default_20_Text" style:list-style-name="L7"/>
    <style:style style:name="P104" style:family="paragraph" style:parent-style-name="Default_20_Text" style:list-style-name="L7"/>
    <style:style style:name="P105" style:family="paragraph" style:parent-style-name="Default_20_Text" style:list-style-name="L1"/>
    <style:style style:name="P106" style:family="paragraph" style:parent-style-name="Default_20_Text" style:list-style-name="L5"/>
    <style:style style:name="P107" style:family="paragraph" style:parent-style-name="Default_20_Text" style:list-style-name="L9"/>
    <style:style style:name="P108" style:family="paragraph" style:parent-style-name="Default_20_Text" style:list-style-name="L9"/>
    <style:style style:name="P109" style:family="paragraph" style:parent-style-name="Default_20_Text" style:list-style-name="L11"/>
    <style:style style:name="P110" style:family="paragraph" style:parent-style-name="Default_20_Text" style:list-style-name="L11"/>
    <style:style style:name="P111" style:family="paragraph" style:parent-style-name="Default_20_Text" style:list-style-name="L11"/>
    <style:style style:name="P112" style:family="paragraph" style:parent-style-name="Default_20_Text" style:list-style-name="L11"/>
    <style:style style:name="P113" style:family="paragraph" style:parent-style-name="Default_20_Text" style:list-style-name="L11"/>
    <style:style style:name="P114" style:family="paragraph" style:parent-style-name="Default_20_Text" style:list-style-name="L11"/>
    <style:style style:name="P115" style:family="paragraph" style:parent-style-name="Default_20_Text" style:list-style-name="L11"/>
    <style:style style:name="P116" style:family="paragraph" style:parent-style-name="Default_20_Text" style:list-style-name="L11"/>
    <style:style style:name="P117" style:family="paragraph" style:parent-style-name="Default_20_Text" style:list-style-name="L11"/>
    <style:style style:name="P118" style:family="paragraph" style:parent-style-name="Default_20_Text" style:list-style-name="L11"/>
    <style:style style:name="P119" style:family="paragraph" style:parent-style-name="Default_20_Text" style:list-style-name="L11"/>
    <style:style style:name="P120" style:family="paragraph" style:parent-style-name="Default_20_Text" style:list-style-name="L11"/>
    <style:style style:name="P121" style:family="paragraph" style:parent-style-name="Default_20_Text" style:list-style-name="L11"/>
    <style:style style:name="P122" style:family="paragraph" style:parent-style-name="Default_20_Text" style:list-style-name="L13"/>
    <style:style style:name="P123" style:family="paragraph" style:parent-style-name="Default_20_Text" style:list-style-name="L13"/>
    <style:style style:name="P124" style:family="paragraph" style:parent-style-name="Default_20_Text" style:list-style-name="L13"/>
    <style:style style:name="P125" style:family="paragraph" style:parent-style-name="Default_20_Text" style:list-style-name="L13"/>
    <style:style style:name="P126" style:family="paragraph" style:parent-style-name="Default_20_Text" style:list-style-name="L13"/>
    <style:style style:name="P127" style:family="paragraph" style:parent-style-name="Default_20_Text" style:list-style-name="L13"/>
    <style:style style:name="P128" style:family="paragraph" style:parent-style-name="Default_20_Text" style:list-style-name="L13"/>
    <style:style style:name="P129" style:family="paragraph" style:parent-style-name="Default_20_Text" style:list-style-name="L13">
      <style:text-properties style:font-name="Times New Roman"/>
    </style:style>
    <style:style style:name="P130"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31" style:family="paragraph" style:parent-style-name="Default_20_Text" style:list-style-name="L1">
      <style:paragraph-properties fo:margin-left="0.7398in" fo:margin-right="0in" fo:text-indent="0in" style:auto-text-indent="false"/>
    </style:style>
    <style:style style:name="P132" style:family="paragraph" style:parent-style-name="Default_20_Text" style:list-style-name="L2">
      <style:paragraph-properties fo:margin-left="0.5in" fo:margin-right="0in" fo:text-indent="0in" style:auto-text-indent="false"/>
    </style:style>
    <style:style style:name="P133" style:family="paragraph" style:parent-style-name="Default_20_Text" style:list-style-name="L3">
      <style:paragraph-properties fo:margin-left="0.5in" fo:margin-right="0in" fo:text-indent="0in" style:auto-text-indent="false"/>
    </style:style>
    <style:style style:name="P134" style:family="paragraph" style:parent-style-name="Default_20_Text" style:list-style-name="L3">
      <style:paragraph-properties fo:margin-left="0.5in" fo:margin-right="0in" fo:text-indent="0in" style:auto-text-indent="false"/>
    </style:style>
    <style:style style:name="P135" style:family="paragraph" style:parent-style-name="Default_20_Text" style:list-style-name="L13">
      <style:paragraph-properties fo:margin-left="0.5in" fo:margin-right="0in" fo:text-indent="0in" style:auto-text-indent="false"/>
      <style:text-properties style:font-name="Times New Roman" fo:font-size="10pt" style:font-size-asian="10pt" style:font-size-complex="10pt"/>
    </style:style>
    <style:style style:name="P136" style:family="paragraph" style:parent-style-name="Default_20_Text" style:list-style-name="L4">
      <style:paragraph-properties fo:margin-left="0.25in" fo:margin-right="0in" fo:text-indent="0in" style:auto-text-indent="false"/>
      <style:text-properties fo:font-weight="bold"/>
    </style:style>
    <style:style style:name="P137" style:family="paragraph" style:parent-style-name="Default_20_Text" style:list-style-name="L11">
      <style:paragraph-properties fo:margin-left="-0.5in" fo:margin-right="0in" fo:text-indent="0in" style:auto-text-indent="false"/>
    </style:style>
    <style:style style:name="P138" style:family="paragraph" style:parent-style-name="Default_20_Text" style:list-style-name="L11">
      <style:paragraph-properties fo:margin-left="-0.5in" fo:margin-right="0in" fo:text-indent="0in" style:auto-text-indent="false"/>
    </style:style>
    <style:style style:name="P139"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0"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1"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2"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3"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4"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5"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6"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7"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8" style:family="paragraph" style:parent-style-name="Text_20_Body_20_Single" style:list-style-name="L5">
      <style:paragraph-properties fo:margin-left="0.5in" fo:margin-right="0in" fo:margin-top="0in" fo:margin-bottom="0in" fo:text-indent="0in" style:auto-text-indent="false"/>
    </style:style>
    <style:style style:name="P149" style:family="paragraph" style:parent-style-name="Text_20_Body_20_Single" style:list-style-name="L5">
      <style:paragraph-properties fo:margin-left="0.5in" fo:margin-right="0in" fo:margin-top="0in" fo:margin-bottom="0in" fo:text-indent="0in" style:auto-text-indent="false"/>
    </style:style>
    <style:style style:name="P150" style:family="paragraph" style:parent-style-name="Text_20_Body_20_Single" style:list-style-name="L5">
      <style:paragraph-properties fo:margin-top="0in" fo:margin-bottom="0in"/>
      <style:text-properties style:font-name="Times New Roman"/>
    </style:style>
    <style:style style:name="P151" style:family="paragraph" style:parent-style-name="Text_20_Body_20_Single" style:list-style-name="L5">
      <style:paragraph-properties fo:margin-top="0in" fo:margin-bottom="0in"/>
      <style:text-properties style:font-name="Times New Roman" fo:font-style="normal" fo:font-weight="bold"/>
    </style:style>
    <style:style style:name="P152" style:family="paragraph" style:parent-style-name="Text_20_Body_20_Single" style:list-style-name="L5">
      <style:paragraph-properties fo:margin-top="0in" fo:margin-bottom="0in"/>
      <style:text-properties style:font-name="Times New Roman" fo:font-style="normal" fo:font-weight="bold"/>
    </style:style>
    <style:style style:name="P153" style:family="paragraph" style:parent-style-name="Text_20_Body_20_Single" style:list-style-name="L5">
      <style:paragraph-properties fo:margin-top="0in" fo:margin-bottom="0in"/>
      <style:text-properties style:font-name="Times New Roman" fo:font-weight="bold"/>
    </style:style>
    <style:style style:name="P154" style:family="paragraph" style:parent-style-name="Text_20_Body_20_Single" style:list-style-name="L5">
      <style:paragraph-properties fo:margin-top="0in" fo:margin-bottom="0in"/>
      <style:text-properties style:font-name="Times New Roman" fo:font-size="10pt" fo:font-weight="normal" style:font-size-asian="10pt" style:font-size-complex="10pt"/>
    </style:style>
    <style:style style:name="P155"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6"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7"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8"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9"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0"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1"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2"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3"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4"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5" style:family="paragraph" style:parent-style-name="Text_20_Body_20_Single" style:list-style-name="L5">
      <style:paragraph-properties fo:margin-top="0in" fo:margin-bottom="0in"/>
      <style:text-properties style:font-name="Times New Roman"/>
    </style:style>
    <style:style style:name="P166" style:family="paragraph" style:parent-style-name="Text_20_Body_20_Single" style:list-style-name="L5">
      <style:paragraph-properties fo:margin-top="0in" fo:margin-bottom="0in"/>
      <style:text-properties style:font-name="Times New Roman"/>
    </style:style>
    <style:style style:name="P167" style:family="paragraph" style:parent-style-name="Text_20_Body_20_Single" style:list-style-name="L8">
      <style:paragraph-properties fo:margin-top="0in" fo:margin-bottom="0in"/>
    </style:style>
    <style:style style:name="P168" style:family="paragraph" style:parent-style-name="Text_20_Body_20_Single" style:list-style-name="L8">
      <style:paragraph-properties fo:margin-top="0in" fo:margin-bottom="0in"/>
    </style:style>
    <style:style style:name="P169" style:family="paragraph" style:parent-style-name="Text_20_Body_20_Single" style:list-style-name="L8">
      <style:paragraph-properties fo:margin-top="0in" fo:margin-bottom="0in"/>
    </style:style>
    <style:style style:name="P170" style:family="paragraph" style:parent-style-name="Text_20_Body_20_Single" style:list-style-name="L8">
      <style:paragraph-properties fo:margin-top="0in" fo:margin-bottom="0in"/>
    </style:style>
    <style:style style:name="P171" style:family="paragraph" style:parent-style-name="Text_20_Body_20_Single" style:list-style-name="L8">
      <style:paragraph-properties fo:margin-top="0in" fo:margin-bottom="0in"/>
    </style:style>
    <style:style style:name="P172" style:family="paragraph" style:parent-style-name="Text_20_Body_20_Single" style:list-style-name="L8">
      <style:paragraph-properties fo:margin-top="0in" fo:margin-bottom="0in"/>
    </style:style>
    <style:style style:name="P173" style:family="paragraph" style:parent-style-name="Text_20_Body_20_Single" style:list-style-name="L8">
      <style:paragraph-properties fo:margin-top="0in" fo:margin-bottom="0in"/>
    </style:style>
    <style:style style:name="P174" style:family="paragraph" style:parent-style-name="Text_20_Body_20_Single" style:list-style-name="L8">
      <style:paragraph-properties fo:margin-top="0in" fo:margin-bottom="0in"/>
    </style:style>
    <style:style style:name="P175" style:family="paragraph" style:parent-style-name="Text_20_Body_20_Single" style:list-style-name="L8">
      <style:paragraph-properties fo:margin-top="0in" fo:margin-bottom="0in"/>
    </style:style>
    <style:style style:name="P176" style:family="paragraph" style:parent-style-name="Text_20_Body_20_Single" style:list-style-name="L8">
      <style:paragraph-properties fo:margin-top="0in" fo:margin-bottom="0in"/>
    </style:style>
    <style:style style:name="P177" style:family="paragraph" style:parent-style-name="Text_20_Body_20_Single" style:list-style-name="L8">
      <style:paragraph-properties fo:margin-top="0in" fo:margin-bottom="0in"/>
    </style:style>
    <style:style style:name="P178" style:family="paragraph" style:parent-style-name="Text_20_Body_20_Single" style:list-style-name="L8">
      <style:paragraph-properties fo:margin-top="0in" fo:margin-bottom="0in"/>
      <style:text-properties fo:font-style="italic" style:font-style-asian="italic" style:font-style-complex="italic"/>
    </style:style>
    <style:style style:name="P179" style:family="paragraph" style:parent-style-name="Text_20_Body_20_Single" style:list-style-name="L8">
      <style:paragraph-properties fo:margin-top="0in" fo:margin-bottom="0in"/>
      <style:text-properties fo:font-style="italic" style:font-style-asian="italic" style:font-style-complex="italic"/>
    </style:style>
    <style:style style:name="P180" style:family="paragraph" style:parent-style-name="Text_20_Body_20_Single" style:list-style-name="L8">
      <style:paragraph-properties fo:margin-top="0in" fo:margin-bottom="0in"/>
    </style:style>
    <style:style style:name="P181" style:family="paragraph" style:parent-style-name="Text_20_Body_20_Single" style:list-style-name="L8">
      <style:paragraph-properties fo:margin-top="0in" fo:margin-bottom="0in" fo:orphans="2" fo:widows="2" style:writing-mode="lr-tb"/>
    </style:style>
    <style:style style:name="P182" style:family="paragraph" style:parent-style-name="Text_20_Body_20_Single" style:list-style-name="L5">
      <style:paragraph-properties fo:margin-left="0in" fo:margin-right="0in" fo:margin-top="0in" fo:margin-bottom="0in" fo:text-indent="0in" style:auto-text-indent="false"/>
      <style:text-properties fo:font-weight="bold"/>
    </style:style>
    <style:style style:name="P183" style:family="paragraph" style:parent-style-name="Text_20_Body_20_Single" style:list-style-name="L5">
      <style:paragraph-properties fo:margin-left="0in" fo:margin-right="0in" fo:margin-top="0in" fo:margin-bottom="0in" fo:text-indent="0in" style:auto-text-indent="false"/>
    </style:style>
    <style:style style:name="P184" style:family="paragraph" style:parent-style-name="Text_20_Body_20_Single" style:list-style-name="L8">
      <style:paragraph-properties fo:margin-left="0in" fo:margin-right="0in" fo:margin-top="0in" fo:margin-bottom="0in" fo:text-indent="0in" style:auto-text-indent="false"/>
      <style:text-properties fo:font-style="normal" style:font-style-asian="normal" style:font-style-complex="normal"/>
    </style:style>
    <style:style style:name="P185" style:family="paragraph" style:parent-style-name="Text_20_Body_20_Single" style:list-style-name="L5">
      <style:paragraph-properties fo:margin-left="0in" fo:margin-right="0in" fo:margin-top="0in" fo:margin-bottom="0in" fo:text-indent="0in" style:auto-text-indent="false"/>
      <style:text-properties fo:font-style="normal" style:font-style-asian="normal" style:font-style-complex="normal"/>
    </style:style>
    <style:style style:name="P186" style:family="paragraph" style:parent-style-name="Text_20_Body_20_Single" style:list-style-name="L8">
      <style:paragraph-properties fo:margin-left="0in" fo:margin-right="0in" fo:margin-top="0in" fo:margin-bottom="0in" fo:text-indent="0in" style:auto-text-indent="false"/>
      <style:text-properties fo:font-style="italic" style:font-style-asian="italic" style:font-style-complex="italic"/>
    </style:style>
    <style:style style:name="P187" style:family="paragraph" style:parent-style-name="Text_20_Body_20_Single" style:list-style-name="L8">
      <style:paragraph-properties fo:margin-left="0in" fo:margin-right="0in" fo:margin-top="0in" fo:margin-bottom="0in" fo:text-indent="0in" style:auto-text-indent="false"/>
      <style:text-properties fo:font-style="italic" style:font-style-asian="italic" style:font-style-complex="italic"/>
    </style:style>
    <style:style style:name="P18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89" style:family="paragraph" style:parent-style-name="Contents_20_2">
      <style:paragraph-properties>
        <style:tab-stops>
          <style:tab-stop style:position="5.5252in" style:type="right" style:leader-style="dotted" style:leader-text="."/>
        </style:tab-stops>
      </style:paragraph-properties>
    </style:style>
    <style:style style:name="P190" style:family="paragraph" style:parent-style-name="Body_20_Text_20_First_20_Indent" style:list-style-name="L5"/>
    <style:style style:name="P191" style:family="paragraph" style:parent-style-name="Body_20_Text_20_First_20_Indent" style:list-style-name="L5"/>
    <style:style style:name="P192" style:family="paragraph" style:parent-style-name="Body_20_Text_20_First_20_Indent" style:list-style-name="L5">
      <style:text-properties fo:font-size="12pt" style:font-size-asian="12pt" style:font-size-complex="12pt"/>
    </style:style>
    <style:style style:name="P193" style:family="paragraph" style:parent-style-name="Body_20_Text_20_First_20_Indent" style:list-style-name="L5"/>
    <style:style style:name="P194" style:family="paragraph" style:parent-style-name="Body_20_Text_20_First_20_Indent" style:list-style-name="L5"/>
    <style:style style:name="P195" style:family="paragraph" style:parent-style-name="Body_20_Text_20_First_20_Indent" style:list-style-name="L10"/>
    <style:style style:name="P196" style:family="paragraph" style:parent-style-name="Body_20_Text_20_First_20_Indent" style:list-style-name="L10"/>
    <style:style style:name="P197" style:family="paragraph" style:parent-style-name="Body_20_Text_20_First_20_Indent" style:list-style-name="L10"/>
    <style:style style:name="P198" style:family="paragraph" style:parent-style-name="Body_20_Text_20_First_20_Indent" style:list-style-name="L10">
      <style:text-properties fo:font-style="italic" style:font-style-asian="italic" style:font-style-complex="italic"/>
    </style:style>
    <style:style style:name="P199" style:family="paragraph" style:parent-style-name="Body_20_Text_20_First_20_Indent" style:list-style-name="L10"/>
    <style:style style:name="P200" style:family="paragraph" style:parent-style-name="Body_20_Text_20_First_20_Indent" style:list-style-name="L10"/>
    <style:style style:name="P20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2" style:family="paragraph" style:parent-style-name="Body_20_Text_20_First_20_Indent" style:list-style-name="L10">
      <style:paragraph-properties fo:margin-left="0in" fo:margin-right="0in" fo:text-indent="0.1457in" style:auto-text-indent="false"/>
    </style:style>
    <style:style style:name="P203" style:family="paragraph" style:parent-style-name="Body_20_Text_20_First_20_Indent" style:list-style-name="L10">
      <style:paragraph-properties fo:margin-left="0in" fo:margin-right="0in" fo:text-indent="0.1457in" style:auto-text-indent="false"/>
      <style:text-properties fo:font-style="italic" style:font-style-asian="italic" style:font-style-complex="italic"/>
    </style:style>
    <style:style style:name="P204" style:family="paragraph" style:parent-style-name="Code_20_Indented" style:list-style-name="L1"/>
    <style:style style:name="P205" style:family="paragraph" style:parent-style-name="Code_20_Indented" style:list-style-name="L1"/>
    <style:style style:name="P206" style:family="paragraph" style:parent-style-name="Code_20_Indented" style:list-style-name="L1"/>
    <style:style style:name="P207" style:family="paragraph" style:parent-style-name="Code_20_Indented" style:list-style-name="L1"/>
    <style:style style:name="P208" style:family="paragraph" style:parent-style-name="Code_20_Indented" style:list-style-name="L1"/>
    <style:style style:name="P209" style:family="paragraph" style:parent-style-name="Code_20_Indented" style:list-style-name="L1"/>
    <style:style style:name="P210" style:family="paragraph" style:parent-style-name="Code_20_Indented" style:list-style-name="L1"/>
    <style:style style:name="P211" style:family="paragraph" style:parent-style-name="Code_20_Indented" style:list-style-name="L1"/>
    <style:style style:name="P212" style:family="paragraph" style:parent-style-name="Code_20_Indented" style:list-style-name="L5"/>
    <style:style style:name="P213" style:family="paragraph" style:parent-style-name="Code_20_Indented" style:list-style-name="L5"/>
    <style:style style:name="P214" style:family="paragraph" style:parent-style-name="Code_20_Indented" style:list-style-name="L5">
      <style:text-properties style:font-name="Times New Roman" fo:font-size="12pt" style:font-size-asian="12pt" style:font-size-complex="12pt"/>
    </style:style>
    <style:style style:name="P215" style:family="paragraph" style:parent-style-name="Code_20_Indented" style:list-style-name="L5">
      <style:text-properties style:font-name="Times New Roman" fo:font-size="12pt" style:font-size-asian="12pt" style:font-size-complex="12pt"/>
    </style:style>
    <style:style style:name="P216" style:family="paragraph" style:parent-style-name="Code_20_Indented" style:list-style-name="L5">
      <style:text-properties style:font-name="Times New Roman" fo:font-size="12pt" style:font-size-asian="12pt" style:font-size-complex="12pt"/>
    </style:style>
    <style:style style:name="P217" style:family="paragraph" style:parent-style-name="Code_20_Indented" style:list-style-name="L5">
      <style:text-properties style:font-name="Times New Roman" fo:font-size="12pt" style:font-size-asian="12pt" style:font-size-complex="12pt"/>
    </style:style>
    <style:style style:name="P218" style:family="paragraph" style:parent-style-name="Code_20_Indented" style:list-style-name="L5">
      <style:text-properties style:font-name="Times New Roman" fo:font-size="12pt" style:font-size-asian="12pt" style:font-size-complex="12pt"/>
    </style:style>
    <style:style style:name="P219" style:family="paragraph" style:parent-style-name="Code_20_Indented" style:list-style-name="L5">
      <style:text-properties style:font-name="Times New Roman" fo:font-size="12pt" style:font-size-asian="12pt" style:font-size-complex="12pt"/>
    </style:style>
    <style:style style:name="P220" style:family="paragraph" style:parent-style-name="Code_20_Indented" style:list-style-name="L5"/>
    <style:style style:name="P221" style:family="paragraph" style:parent-style-name="Code_20_Indented" style:list-style-name="L5">
      <style:text-properties style:font-name="Courier New1" fo:font-size="12pt" fo:font-style="normal" fo:font-weight="normal" style:font-size-asian="12pt" style:font-size-complex="12pt"/>
    </style:style>
    <style:style style:name="P222" style:family="paragraph" style:parent-style-name="Code_20_Indented" style:list-style-name="L5"/>
    <style:style style:name="P223" style:family="paragraph" style:parent-style-name="Code_20_Indented" style:list-style-name="L5">
      <style:text-properties fo:font-size="12pt" style:font-size-asian="12pt" style:font-size-complex="12pt"/>
    </style:style>
    <style:style style:name="P224" style:family="paragraph" style:parent-style-name="Code_20_Indented" style:list-style-name="L5"/>
    <style:style style:name="P225" style:family="paragraph" style:parent-style-name="Code_20_Indented" style:list-style-name="L5"/>
    <style:style style:name="P226" style:family="paragraph" style:parent-style-name="Code_20_Indented" style:list-style-name="L1">
      <style:paragraph-properties fo:margin-left="0.448in" fo:margin-right="0in" fo:text-indent="-0.25in" style:auto-text-indent="false">
        <style:tab-stops/>
      </style:paragraph-properties>
    </style:style>
    <style:style style:name="P227" style:family="paragraph" style:parent-style-name="Code_20_Indented" style:list-style-name="L1">
      <style:paragraph-properties fo:margin-left="0.5in" fo:margin-right="0in" fo:text-indent="-0.25in" style:auto-text-indent="false"/>
    </style:style>
    <style:style style:name="P228" style:family="paragraph" style:parent-style-name="Code_20_Indented" style:list-style-name="L3">
      <style:paragraph-properties fo:margin-left="0in" fo:margin-right="0in" fo:text-indent="-0.25in" style:auto-text-indent="false"/>
    </style:style>
    <style:style style:name="P229" style:family="paragraph" style:parent-style-name="Code_20_Indented" style:list-style-name="L1">
      <style:paragraph-properties fo:margin-left="0in" fo:margin-right="0in" fo:text-indent="-0.25in" style:auto-text-indent="false"/>
    </style:style>
    <style:style style:name="P230" style:family="paragraph" style:parent-style-name="Code_20_Indented" style:list-style-name="L1">
      <style:paragraph-properties fo:margin-left="0in" fo:margin-right="0in" fo:text-indent="-0.25in" style:auto-text-indent="false"/>
    </style:style>
    <style:style style:name="P231" style:family="paragraph" style:parent-style-name="Code_20_Indented" style:list-style-name="L1">
      <style:paragraph-properties fo:margin-left="0in" fo:margin-right="0in" fo:text-indent="-0.25in" style:auto-text-indent="false"/>
    </style:style>
    <style:style style:name="P232" style:family="paragraph" style:parent-style-name="Code_20_Indented" style:list-style-name="L1">
      <style:paragraph-properties fo:margin-left="0in" fo:margin-right="0in" fo:text-indent="-0.25in" style:auto-text-indent="false"/>
    </style:style>
    <style:style style:name="P233" style:family="paragraph" style:parent-style-name="Code_20_Indented" style:list-style-name="L1">
      <style:paragraph-properties fo:margin-left="0in" fo:margin-right="0in" fo:text-indent="-0.25in" style:auto-text-indent="false"/>
    </style:style>
    <style:style style:name="P234" style:family="paragraph" style:parent-style-name="Code_20_Indented" style:list-style-name="L1">
      <style:paragraph-properties fo:margin-left="0in" fo:margin-right="0in" fo:text-indent="-0.25in" style:auto-text-indent="false"/>
    </style:style>
    <style:style style:name="P235" style:family="paragraph" style:parent-style-name="Code_20_Indented" style:list-style-name="L1">
      <style:paragraph-properties fo:margin-left="0in" fo:margin-right="0in" fo:text-indent="-0.25in" style:auto-text-indent="false"/>
    </style:style>
    <style:style style:name="P236" style:family="paragraph" style:parent-style-name="Code_20_Indented" style:list-style-name="L1">
      <style:paragraph-properties fo:margin-left="0in" fo:margin-right="0in" fo:text-indent="-0.25in" style:auto-text-indent="false"/>
    </style:style>
    <style:style style:name="P237" style:family="paragraph" style:parent-style-name="Code_20_Indented" style:list-style-name="L1">
      <style:paragraph-properties fo:margin-left="-1in" fo:margin-right="0in" fo:text-indent="-0.25in" style:auto-text-indent="false"/>
    </style:style>
    <style:style style:name="P238" style:family="paragraph" style:parent-style-name="Code_20_Indented" style:list-style-name="L1">
      <style:paragraph-properties fo:margin-left="-1in" fo:margin-right="0in" fo:text-indent="-0.25in" style:auto-text-indent="false"/>
    </style:style>
    <style:style style:name="P239" style:family="paragraph" style:parent-style-name="Code_20_Indented">
      <style:paragraph-properties fo:margin-left="1in" fo:margin-right="0in" fo:text-indent="-0.25in" style:auto-text-indent="false"/>
    </style:style>
    <style:style style:name="P240" style:family="paragraph" style:parent-style-name="Code_20_Indented">
      <style:paragraph-properties fo:margin-left="0in" fo:margin-right="0in" fo:text-indent="0in" style:auto-text-indent="false"/>
    </style:style>
    <style:style style:name="P241" style:family="paragraph" style:parent-style-name="Preformatted_20_Text" style:list-style-name="L13">
      <style:paragraph-properties fo:margin-left="0.5in" fo:margin-right="0in" fo:text-indent="0in" style:auto-text-indent="false"/>
    </style:style>
    <style:style style:name="P242" style:family="paragraph" style:parent-style-name="Preformatted_20_Text" style:list-style-name="L14">
      <style:paragraph-properties fo:margin-left="0.5in" fo:margin-right="0in" fo:text-indent="0in" style:auto-text-indent="false"/>
    </style:style>
    <style:style style:name="P243" style:family="paragraph" style:parent-style-name="Preformatted_20_Text" style:list-style-name="L14">
      <style:paragraph-properties fo:margin-left="0.5in" fo:margin-right="0in" fo:text-indent="0in" style:auto-text-indent="false"/>
    </style:style>
    <style:style style:name="P244" style:family="paragraph" style:parent-style-name="Preformatted_20_Text" style:list-style-name="L14">
      <style:paragraph-properties fo:margin-left="0.5in" fo:margin-right="0in" fo:margin-top="0in" fo:margin-bottom="0.1965in" fo:text-indent="0in" style:auto-text-indent="false"/>
    </style:style>
    <style:style style:name="P245" style:family="paragraph" style:parent-style-name="Preformatted_20_Text" style:list-style-name="L14">
      <style:paragraph-properties fo:margin-left="0.5in" fo:margin-right="0in" fo:margin-top="0in" fo:margin-bottom="0.1965in" fo:text-indent="0in" style:auto-text-indent="false"/>
    </style:style>
    <style:style style:name="P246" style:family="paragraph" style:parent-style-name="Preformatted_20_Text" style:list-style-name="L14">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fo:font-weight="bold"/>
    </style:style>
    <style:style style:name="T19" style:family="text">
      <style:text-properties fo:font-weight="normal"/>
    </style:style>
    <style:style style:name="T20" style:family="text">
      <style:text-properties style:font-style-asian="italic" style:font-style-complex="italic"/>
    </style:style>
    <style:style style:name="T21"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2" style:family="text">
      <style:text-properties fo:color="#000000" style:font-name="Courier" fo:font-size="10pt" style:font-name-asian="Courier" style:font-size-asian="10pt" style:font-name-complex="Courier" style:font-size-complex="10pt"/>
    </style:style>
    <style:style style:name="T23" style:family="text">
      <style:text-properties fo:color="#000000" style:font-name="Courier New1" fo:font-size="10pt" style:font-name-asian="Courier" style:font-size-asian="10pt" style:font-name-complex="Courier" style:font-size-complex="10pt"/>
    </style:style>
    <style:style style:name="T24" style:family="text">
      <style:text-properties fo:color="#000000" style:text-underline-style="none"/>
    </style:style>
    <style:style style:name="T25"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6"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7" style:family="text">
      <style:text-properties style:font-name-asian="BookMasterGothic-Bold" style:font-style-asian="italic" style:font-weight-asian="bold" style:font-name-complex="BookMasterGothic-Bold" style:font-style-complex="italic" style:font-weight-complex="bold"/>
    </style:style>
    <style:style style:name="T28" style:family="text">
      <style:text-properties style:font-name="Times New Roman1"/>
    </style:style>
    <style:style style:name="T29" style:family="text">
      <style:text-properties style:font-name="Times New Roman1" fo:font-size="12pt" fo:font-style="italic" fo:font-weight="normal" style:font-size-asian="12pt" style:font-style-asian="italic" style:font-size-complex="12pt" style:font-style-complex="italic"/>
    </style:style>
    <style:style style:name="T30" style:family="text">
      <style:text-properties style:font-name="Times New Roman1" fo:font-size="12pt" style:font-name-asian="Helvetica" style:font-size-asian="12pt" style:font-name-complex="Helvetica" style:font-size-complex="12pt"/>
    </style:style>
    <style:style style:name="T31" style:family="text">
      <style:text-properties style:font-name="Times New Roman1" fo:font-size="12pt" style:font-size-asian="12pt" style:font-size-complex="12pt"/>
    </style:style>
    <style:style style:name="T32" style:family="text">
      <style:text-properties style:font-name="Times New Roman1" fo:font-size="12pt" fo:font-style="normal" style:font-name-asian="BookMasterGothic-Roman" style:font-size-asian="12pt" style:font-name-complex="BookMasterGothic-Roman" style:font-size-complex="12pt"/>
    </style:style>
    <style:style style:name="T33"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34"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35"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36" style:family="text">
      <style:text-properties style:font-name="Times New Roman1" fo:font-style="normal" style:font-style-asian="italic" style:font-style-complex="italic"/>
    </style:style>
    <style:style style:name="T37" style:family="text">
      <style:text-properties style:font-name="Times New Roman1" style:font-name-asian="BookMasterGothic-Roman" style:font-name-complex="BookMasterGothic-Roman"/>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normal" style:font-size-asian="12pt" style:font-style-asian="italic" style:font-size-complex="12pt" style:font-style-complex="italic"/>
    </style:style>
    <style:style style:name="T40" style:family="text">
      <style:text-properties fo:font-size="12pt" fo:font-style="normal" style:font-size-asian="12pt" style:font-style-asian="normal" style:font-size-complex="12pt" style:font-style-complex="normal"/>
    </style:style>
    <style:style style:name="T41" style:family="text">
      <style:text-properties style:font-name="Helvetica" fo:font-size="10pt" style:font-name-asian="Helvetica" style:font-size-asian="10pt" style:font-name-complex="Helvetica" style:font-size-complex="10pt"/>
    </style:style>
    <style:style style:name="T42" style:family="text">
      <style:text-properties style:font-name="Arial1" style:font-name-asian="BookMasterGothic-Roman" style:font-name-complex="BookMasterGothic-Roman"/>
    </style:style>
    <style:style style:name="T43" style:family="text">
      <style:text-properties style:font-name="Courier New1" fo:font-size="12pt" fo:font-style="normal" fo:font-weight="normal" style:font-size-asian="12pt" style:font-style-asian="italic" style:font-size-complex="12pt" style:font-style-complex="italic"/>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XCAT 2 DB2 Setup</text:p>
      <text:p text:style-name="P20"><text:date style:data-style-name="N37" text:date-value="2010-06-27T11:26:36.40">06/27/10</text:date>, <text:time style:data-style-name="N43" text:time-value="2010-06-27T11:26:36.40">11:26:36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88"><text:a xlink:type="simple" xlink:href="#1. Overview Setup  DB2 on the Management Node|outline">1.0 <text:s/>Overview Setup <text:s/>DB2 on the Management Node<text:tab/>2</text:a></text:p>
          <text:p text:style-name="P188"><text:a xlink:type="simple" xlink:href="#2. Install DB2 on the Management Node|outline">2.0 <text:s/>Install DB2 on the Management Node<text:tab/>3</text:a></text:p>
          <text:p text:style-name="P189"><text:a xlink:type="simple" xlink:href="#2.1.Disk space needed  to install DB2 |outline">2.1 Disk space needed <text:s/>to install DB2 <text:tab/>3</text:a></text:p>
          <text:p text:style-name="P189"><text:a xlink:type="simple" xlink:href="#2.2.Installation Steps|outline">2.2 Installation Steps<text:tab/>3</text:a></text:p>
          <text:p text:style-name="P189"><text:a xlink:type="simple" xlink:href="#2.3.Installing the DB2 License|outline">2.3 Installing the DB2 License<text:tab/>5</text:a></text:p>
          <text:p text:style-name="P189"><text:a xlink:type="simple" xlink:href="#2.4.Installing Latest Fix Packs|outline">2.4 Installing Latest Fix Packs<text:tab/>5</text:a></text:p>
          <text:p text:style-name="P188"><text:a xlink:type="simple" xlink:href="#3.Installation and Setup of  DBD::DB2 Perl modules|outline">3.0 Installation and Setup of <text:s/>DBD::DB2 Perl modules<text:tab/>5</text:a></text:p>
          <text:p text:style-name="P189"><text:a xlink:type="simple" xlink:href="#3.1.perl-DBI|outline">3.1 perl-DBI<text:tab/>5</text:a></text:p>
          <text:p text:style-name="P189"><text:a xlink:type="simple" xlink:href="#3.2.Build and Install   DBD::DB2 code|outline">3.2 Build and Install <text:s text:c="2"/>DBD::DB2 code<text:tab/>5</text:a></text:p>
          <text:p text:style-name="P188"><text:a xlink:type="simple" xlink:href="#4. Setting up the DB2 Server Instance|outline">4.0 <text:s/>Setting up the DB2 Server Instance<text:tab/>7</text:a></text:p>
          <text:p text:style-name="P188"><text:a xlink:type="simple" xlink:href="#5.Start the DB2 Server |outline">5.0 Start the DB2 Server <text:tab/>9</text:a></text:p>
          <text:p text:style-name="P189"><text:a xlink:type="simple" xlink:href="#5.1.Increasing processor entitlement|outline">5.1 Increasing processor entitlement<text:tab/>9</text:a></text:p>
          <text:p text:style-name="P189"><text:a xlink:type="simple" xlink:href="#5.2.DB2 Useful Commands|outline">5.2 DB2 Useful Commands<text:tab/>10</text:a></text:p>
          <text:p text:style-name="P188"><text:a xlink:type="simple" xlink:href="#6. Create the xCAT Database|outline">6.0 <text:s/>Create the xCAT Database<text:tab/>10</text:a></text:p>
          <text:p text:style-name="P189"><text:a xlink:type="simple" xlink:href="#6.1.Restart the Instance to Apply the Changes|outline">6.1 Restart the Instance to Apply the Changes<text:tab/>11</text:a></text:p>
          <text:p text:style-name="P188"><text:a xlink:type="simple" xlink:href="#7. Migrate xCAT data to DB2 |outline">7.0 <text:s/>Migrate xCAT data to DB2 <text:tab/>11</text:a></text:p>
          <text:p text:style-name="P188"><text:a xlink:type="simple" xlink:href="#8. Setting up the DB2 Client on the Service Nodes.|outline">8.0 <text:s/>Setting up the DB2 Client on the Service Nodes.<text:tab/>12</text:a></text:p>
          <text:p text:style-name="P189"><text:a xlink:type="simple" xlink:href="#8.1. Install the DB2 Client software on the SN|outline">8.1 <text:s/>Install the DB2 Client software on the SN<text:tab/>12</text:a></text:p>
          <text:p text:style-name="P189"><text:a xlink:type="simple" xlink:href="#8.2. Installation and Setup of  DBD::DB2 Perl modules|outline">8.2 <text:s/>Installation and Setup of <text:s/>DBD::DB2 Perl modules<text:tab/>13</text:a></text:p>
          <text:p text:style-name="P189"><text:a xlink:type="simple" xlink:href="#8.3.Creating the Client Instance on the Service Node|outline">8.3 Creating the Client Instance on the Service Node<text:tab/>14</text:a></text:p>
          <text:p text:style-name="P189"><text:a xlink:type="simple" xlink:href="#8.4.Creating the catalog of the DB2 Server Node on the SN|outline">8.4 Creating the catalog of the DB2 Server Node on the SN<text:tab/>15</text:a></text:p>
          <text:p text:style-name="P189"><text:a xlink:type="simple" xlink:href="#8.5. Catalog the Server Instance Database|outline">8.5 <text:s/>Catalog the Server Instance Database<text:tab/>16</text:a></text:p>
          <text:p text:style-name="P189"><text:a xlink:type="simple" xlink:href="#8.6. Test the Database Connection |outline">8.6 <text:s/>Test the Database Connection <text:tab/>16</text:a></text:p>
          <text:p text:style-name="P188"><text:a xlink:type="simple" xlink:href="#9. Installing xCAT on the Service Node|outline">9.0 <text:s/>Installing xCAT on the Service Node<text:tab/>16</text:a></text:p>
          <text:p text:style-name="P188"><text:a xlink:type="simple" xlink:href="#10. Removing xCAT from DB2|outline">10.0 <text:s/>Removing xCAT from DB2<text:tab/>17</text:a></text:p>
          <text:p text:style-name="P188"><text:a xlink:type="simple" xlink:href="#11. Removing  DB2 from MN and SN|outline">11.0 <text:s/>Removing <text:s/>DB2 from MN and SN<text:tab/>17</text:a></text:p>
          <text:p text:style-name="P188"><text:a xlink:type="simple" xlink:href="#12. References|outline">12.0 <text:s/>References<text:tab/>18</text:a></text:p>
          <text:p text:style-name="P188"><text:a xlink:type="simple" xlink:href="#13. Diagnostics|outline">13.0 <text:s/>Diagnostics<text:tab/>18</text:a></text:p>
        </text:index-body>
      </text:table-of-content>
      <text:p text:style-name="P21"/>
      <text:p text:style-name="P22"/>
      <text:p text:style-name="P23"/>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AIX and Linux p-series. </text:p>
      <text:p text:style-name="Default_20_Text"><text:s/>The trial download of DB2 will not work with xCAT, because it does not support multiple client accesses. </text:p>
      <text:p text:style-name="Default_20_Text"><text:soft-page-break/>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30"><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5"/>
      <text:p text:style-name="P55"><text:a xlink:type="simple" xlink:href="http://www-01.ibm.com/support/docview.wss?uid=swg27009474"/></text:p>
      <text:p text:style-name="P25"/>
      <text:p text:style-name="P5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54"><text:tab/></text:p>
      <text:p text:style-name="P54"><text:tab/>For more references: <text:s/>see the <text:reference-ref text:reference-format="text" text:ref-name="References"> References</text:reference-ref> section. </text:p>
      <text:p text:style-name="P54"/>
      <text:p text:style-name="P54"/>
      <text:p text:style-name="P54"><text:tab/><text:span text:style-name="T18">Note: with all the DB2 commands run below, <text:s/>be patient. <text:s/>Some take several minutes to complete , and some take several seconds to return the prompt, <text:s/>even </text:span><text:soft-page-break/><text:span text:style-name="T18">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29">Configuring and Managing BlueGene <text:s/></text:span><text:a xlink:type="simple" xlink:href="http://www.redbooks.ibm.com/redbooks/pdfs/sg247352.pdf"><text:span text:style-name="T29">DB2 Setup Sections.</text:span></text:a> <text:s/>We will be using a Command Line (manual) <text:s/>installation method, not the Web interface. </text:p>
      <text:p text:style-name="P48">All of the following steps must be run logged into the Management Node (xcatmn) <text:s/>as <text:span text:style-name="T18">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Disk space needed <text:s/>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 text:c="2"/>Once built on the Management Node, <text:s text:c="2"/>it can be NFS moum\nted and installed on the Service Node, <text:s/>so you can probably get away with only 4Gigabytes of disk space on the Service Nodes, assuming the Service Nodes are the same level of OS and architecture as the Management Node. <text:s/>If not the <text:s/>same tarball will need to be installed on the Service Node and built, so you will need the 4 gigabytes of disk space. <text:s/>The tarball can be removed afterward, <text:s/>gaining back some space. </text:p>
      <text:p text:style-name="Standard"/>
      <text:p text:style-name="Standard">Note:Because the DB2 source <text:s/>tarball is so large, <text:s/>you may want to untar it on a Server and have that mounted to the Management Node and install it from the mount. <text:s/>The same is true for the Service Nodes. <text:s text:c="2"/>It will install more slowly, <text:s/>but you will save disk space. </text:p>
      <text:p text:style-name="Standard"/>
      <text:h text:style-name="Heading_20_2" text:outline-level="2">Installation Steps</text:h>
      <text:p text:style-name="Default_20_Text"/>
      <text:list text:style-name="L1">
        <text:list-item>
          <text:p text:style-name="P81">To uncompress the image, <text:s/>copy the tar file or files to a temporary file system containing at least 2 gigabytes of free space, here we used <text:span text:style-name="T18">/db2source.</text:span> We will use the default install path /opt/ibm/db2/V9.7 (linux) <text:s/>or /opt/IBM/db2/V9.7 (AIX) <text:s text:c="2"/>for the database, <text:s text:c="2"/>which also must contain <text:s text:c="2"/>2 gigabytes of free space. <text:s/></text:p>
          <text:p text:style-name="P204"/>
          <text:p text:style-name="P131"/>
        </text:list-item>
        <text:list-item>
          <text:p text:style-name="P81"><text:soft-page-break/><text:s/>Untar the download package:</text:p>
          <text:p text:style-name="P226"><text:s text:c="2"/>cd /db2source</text:p>
          <text:p text:style-name="P204">On Linux: </text:p>
          <text:p text:style-name="P204"><text:s text:c="2"/>zcat <text:s/>DB2_ESE_97_Linux_ipSeries.tar.gz | tar -xvf-</text:p>
          <text:p text:style-name="P204"><text:s/>or <text:s/></text:p>
          <text:p text:style-name="P204">On AIX:</text:p>
          <text:p text:style-name="P204"><text:s/>gunzip DB2_ESE_97_AIX.tar.gz </text:p>
          <text:p text:style-name="P204"><text:s/>tar -xvf DB2_ESE_97_AIX.tar </text:p>
          <text:p text:style-name="P204"><text:s/></text:p>
          <text:p text:style-name="P227"/>
          <text:p text:style-name="P81"/>
        </text:list-item>
        <text:list-item>
          <text:p text:style-name="P81"><text:s/><text:span text:style-name="T18">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2">
        <text:list-item>
          <text:p text:style-name="P132">For our SLES 10 ppc system, <text:s/>we download the following:</text:p>
        </text:list-item>
      </text:list>
      <text:p text:style-name="P53">vacpp.rte.90.sles10.*.update.tar.gz into /db2source/vac9.0.</text:p>
      <text:list text:style-name="L3">
        <text:list-item>
          <text:p text:style-name="P133">We unzip and untar the software: <text:s text:c="67"/>zcat vacpp.rte.90.sles10.*.update.tar.gz | tar -xvf-</text:p>
        </text:list-item>
        <text:list-item>
          <text:p text:style-name="P133">Apply the updates, t<text:span text:style-name="T12">his installs the runtime libraries consisting of three RPMs – vacpp.rte, xlsmp.rte,and xlsmp.msg.rte.</text:span></text:p>
          <text:p text:style-name="P228"><text:s text:c="6"/>cd /db2source/vac9.0</text:p>
        </text:list-item>
      </text:list>
      <text:p text:style-name="P67"><text:s text:c="3"/>rpm -Uvh *.rpm</text:p>
      <text:p text:style-name="P67"/>
      <text:p text:style-name="Default_20_Text"><text:tab/><text:span text:style-name="T18">If on AIX</text:span>, <text:s/>you are going to need to install xlC and the vac compiler. </text:p>
      <text:p text:style-name="Default_20_Text"/>
      <text:p text:style-name="Default_20_Text"/>
      <text:list text:style-name="L1" text:continue-numbering="true">
        <text:list-item>
          <text:p text:style-name="P81"><text:reference-mark-start text:name="Install DB2"/><text:s/>Install DB2<text:reference-mark-end text:name="Install DB2"/></text:p>
          <text:p text:style-name="P81"><text:s/></text:p>
          <text:p text:style-name="P81"><text:s/></text:p>
          <text:p text:style-name="P237"><text:s text:c="13"/>cd /db2source/ese</text:p>
          <text:p text:style-name="P229"><text:s/>./db2_install</text:p>
          <text:p text:style-name="P229"/>
        </text:list-item>
      </text:list>
      <text:p text:style-name="P56"><text:s text:c="3"/><text:span text:style-name="T18">You will be prompted with the following questions:</text:span></text:p>
      <text:p text:style-name="P56"/>
      <text:list text:style-name="L1" text:continue-numbering="true">
        <text:list-header>
          <text:p text:style-name="P229">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8">Answer: no</text:span></text:p>
      <text:p text:style-name="P56"/>
      <text:p text:style-name="P56"/>
      <text:p text:style-name="Body_20_Text_20_First_20_Indent"><text:s text:c="8"/>Specify one of the following keywords to install DB2 products.</text:p>
      <text:p text:style-name="P56"><text:s text:c="4"/>ESE</text:p>
      <text:p text:style-name="P56"><text:s text:c="4"/>CLIENT</text:p>
      <text:p text:style-name="P56"><text:s text:c="4"/>RTCL</text:p>
      <text:p text:style-name="P56"/>
      <text:p text:style-name="P57"><text:soft-page-break/>Answer: ESE</text:p>
      <text:p text:style-name="P57"/>
      <text:list text:style-name="L4">
        <text:list-header>
          <text:p text:style-name="P136"/>
        </text:list-header>
      </text:list>
      <text:list text:style-name="L1" text:continue-numbering="true">
        <text:list-header>
          <text:p text:style-name="P229"/>
        </text:list-header>
      </text:list>
      <text:h text:style-name="Heading_20_2" text:outline-level="2">Installing the DB2 License</text:h>
      <text:p text:style-name="P15"><text:span text:style-name="T30">The DB2 license file can be found in the db2/license directory on the installation </text:span><text:span text:style-name="T31">CD or inside the installation directory. Depending on the product you have, the file is named db2ese.lic (Enterprise Server Edition). After installing the license, the system is ready to start the </text:span><text:span text:style-name="T30">database. <text:s/>If you loaded a trial copy, you will be able to use it for 90 days without a license. <text:s/>The license will not be present in the install. </text:span></text:p>
      <text:p text:style-name="P16"/>
      <text:p text:style-name="P76">To install the license run the following command:</text:p>
      <text:p text:style-name="P76"/>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0">DBI1402I License added successfully.</text:p>
      <text:p text:style-name="P6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3"/>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8">DBI (DataBase Interface) module and DBD::DB2 (DataBase Driver) are required on the Management Node for the xCAT code to interface with DB2.</text:p>
      <text:p text:style-name="P28"/>
      <text:p text:style-name="P28">Make sure perl-DBI is installed from the OS. <text:s text:c="2"/>Check by running:</text:p>
      <text:p text:style-name="Code_20_Indented">rpm -qa | grep perl-DBI</text:p>
      <text:p text:style-name="P11"/>
      <text:h text:style-name="Heading_20_2" text:outline-level="2">Build and Install <text:s text:c="2"/>DBD::DB2 code</text:h>
      <text:p text:style-name="P27">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7">For the build and installation of the Perl DBD::DB2 module follow the instructions below. <text:s/>You can read information about the Perl interface to DB2 at this site. </text:p>
      <text:p text:style-name="P28"/>
      <text:p text:style-name="P28"><text:soft-page-break/><text:a xlink:type="simple" xlink:href="http://www-01.ibm.com/support/docview.wss?rs=71&amp;uid=swg21297335">http://www-01.ibm.com/support/docview.wss?rs=71&amp;uid=swg21297335</text:a></text:p>
      <text:p text:style-name="P33">or </text:p>
      <text:p text:style-name="P34">http://www-01.ibm.com/support/docview.wss?rs=71&amp;uid=swg21297335</text:p>
      <text:p text:style-name="P28"/>
      <text:p text:style-name="P28">You will download <text:s/>the latest DBD:DB2 source code <text:a xlink:type="simple" xlink:href="http://search.cpan.org/~ibmtordb2/">from CPAN.</text:a></text:p>
      <text:p text:style-name="P28"><text:a xlink:type="simple" xlink:href="http://search.cpan.org/~ibmtordb2/"/></text:p>
      <text:p text:style-name="P78"><text:a xlink:type="simple" xlink:href="http://search.cpan.org/~ibmtordb2/"><text:span text:style-name="T24">Note on AIX: you must install the VAC C/C++ compiler, on Linux gcc compiler</text:span></text:a></text:p>
      <text:p text:style-name="P28"><text:a xlink:type="simple" xlink:href="http://search.cpan.org/~ibmtordb2/"/></text:p>
      <text:p text:style-name="P28"/>
      <text:p text:style-name="P28">We will then compile and install <text:s/>it on your machine with the DB2 database you have installed.</text:p>
      <text:p text:style-name="P28"/>
      <text:p text:style-name="Code_20_Indented">mkdir ~/DBD</text:p>
      <text:p text:style-name="Code_20_Indented">cd ~/DBD</text:p>
      <text:p text:style-name="Code_20_Indented">download the current DBD source <text:s/>into ~/DBD </text:p>
      <text:p text:style-name="P9"><text:span text:style-name="T22"><text:s text:c="3"/>wget </text:span><text:a xlink:type="simple" xlink:href="http://www.cpan.org/authors/id/I/IB/IBMTORDB2/DBD-">http://www.cpan.org/authors/id/I/IB/IBMTORDB2/DBD-</text:a><text:span text:style-name="T22"> <text:s text:c="4"/>DB2-1.78.tar.gz</text:span></text:p>
      <text:p text:style-name="P10"><text:s text:c="3"/>If wget is not available, ftp the file to the directory.</text:p>
      <text:p text:style-name="Code_20_Indented">zcat DBD-DB2-1.78.tar.gz | tar -xvf-</text:p>
      <text:p text:style-name="Code_20_Indented">cd ~/DBD/DBD-DB2-1.78</text:p>
      <text:p text:style-name="Code_20_Indented"/>
      <text:p text:style-name="P72"/>
      <text:p text:style-name="Standard">Build and install <text:s/>the Perl DBD:</text:p>
      <text:p text:style-name="Standard"/>
      <text:p text:style-name="P77">On Linux:</text:p>
      <text:p text:style-name="Code_20_Indented"><text:s/><text:span text:style-name="T23">DB2_HOME=/opt/ibm/db2/V9.7 DB2LIB=/opt/ibm/db2/V9.7/lib32 perl Makefile.PL</text:span></text:p>
      <text:p text:style-name="P63"/>
      <text:p text:style-name="P17">On AIX:</text:p>
      <text:p text:style-name="P63">DB2_HOME=/opt/IBM/db2/V9.7 <text:s/>perl Makefile.PL</text:p>
      <text:p text:style-name="P64"/>
      <text:p text:style-name="P17">For both AIX and Linux:</text:p>
      <text:p text:style-name="Code_20_Indented"/>
      <text:p text:style-name="P13"><text:s text:c="4"/>make <text:s/>( on Linux you will get warnings)</text:p>
      <text:p text:style-name="P13"><text:s text:c="4"/>make test</text:p>
      <text:p text:style-name="P13"><text:s text:c="4"/>make install (if the tests look okay)</text:p>
      <text:p text:style-name="P13"/>
      <text:p text:style-name="Body_20_Text_20_First_20_Indent">Note: <text:s/>if you are using perl 5.8.8 <text:s/>on AIX</text:p>
      <text:p text:style-name="P13"><text:s text:c="5"/>/usr/bin/perl -&gt; /usr/opt/perl5/bin/perl5.8.8</text:p>
      <text:p text:style-name="P13"/>
      <text:p text:style-name="P13"><text:s/>The <text:span text:style-name="T18">make </text:span><text:s/>may fail, with errors like :</text:p>
      <text:p text:style-name="P13"/>
      <text:p text:style-name="P13">DB2.h", line 18.10: 1506-296 (S) #include file &lt;DBIXS.h&gt; not found.</text:p>
      <text:p text:style-name="P13">"dbdimp.h", line 10.10: 1506-296 (S) #include file &lt;dbivport.h&gt; not found.</text:p>
      <text:p text:style-name="P13"/>
      <text:p text:style-name="P13">Edit the Makefile create by the Makefile.PL: </text:p>
      <text:p text:style-name="P13"/>
      <text:p text:style-name="P13">vi ~/DBD/DBD-DB2-1.78/Makefile</text:p>
      <text:p text:style-name="P13"/>
      <text:p text:style-name="P13">change </text:p>
      <text:p text:style-name="P13"><text:soft-page-break/>INC = <text:s/>-I"/opt/IBM/db2/V9.7/include"-I"/usr/opt/perl5/lib/site_perl/5.8.8/aix-thread-multi/auto/DBI" -I"/usr/opt/perl5/lib/5.8.8/aix-thread-multi/auto/DBI" -I"/usr/opt/perl5/lib/site_perl/5.8.8/aix-thread-multi/auto/DBI"</text:p>
      <text:p text:style-name="P13"/>
      <text:p text:style-name="P13">to </text:p>
      <text:p text:style-name="P13"/>
      <text:p text:style-name="P13">INC = <text:s/>-I"/opt/IBM/db2/V9.7/include"-I"/usr/opt/perl5/lib/site_perl/5.8.2/aix-thread-multi/auto/DBI" -I"/usr/opt/perl5/lib/5.8.2/aix-thread-multi/auto/DBI" -I"/usr/opt/perl5/lib/site_perl/5.8.2/aix-thread-multi/auto/DBI"</text:p>
      <text:p text:style-name="P13"/>
      <text:p text:style-name="P13">( Note this is one line it the file)</text:p>
      <text:p text:style-name="P13"/>
      <text:p text:style-name="P13">Rerun :</text:p>
      <text:p text:style-name="P13"><text:s text:c="7"/>make </text:p>
      <text:p text:style-name="P13"><text:s text:c="7"/>make test</text:p>
      <text:p text:style-name="P13"><text:s text:c="7"/>make install </text:p>
      <text:p text:style-name="Code_20_Indented"/>
      <text:p text:style-name="P13"><text:span text:style-name="T18">If the make does not fail</text:span>, <text:s/>continue using the 5.8.8 makefile. <text:s text:c="2"/>There are a lot of warnings and many tests fail. <text:s/>Run make install anyway. </text:p>
      <text:p text:style-name="P62"/>
      <text:h text:style-name="Heading_20_1" text:outline-level="1"><text:s/><text:reference-mark-start text:name="Setting up the DB2 Server Instance"/>Setting up the DB2 Server Instance<text:reference-mark-end text:name="Setting up the DB2 Server Instance"/></text:h>
      <text:p text:style-name="P29">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7"><text:s/><text:span text:style-name="T19">All of the following steps must be run logged into the Management Node as root. <text:s/></text:span></text:p>
      <text:p text:style-name="P47"/>
      <text:list text:style-name="L5">
        <text:list-item>
          <text:p text:style-name="P190"><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36">mkgroup xcatdb<text:line-break/> mkuser pgrp='xcatdb' home='/var/lib/db2' shell='/bin/ksh' xcatdb</text:span></text:p>
          <text:p text:style-name="P190"><text:span text:style-name="T1"><text:line-break/></text:span><text:span text:style-name="T40">On Linux:</text:span><text:span text:style-name="T3"> </text:span></text:p>
          <text:p text:style-name="P192"><text:s text:c="12"/>groupadd xcatdb</text:p>
          <text:p text:style-name="P212"><text:span text:style-name="T39">u</text:span><text:span text:style-name="T11">seradd -d /var/lib/db2 -g xcatdb -m -s /bin/bash xcatdb</text:span><text:span text:style-name="T38"><text:line-break/></text:span><text:span text:style-name="T1"><text:line-break/></text:span></text:p>
          <text:p text:style-name="P148"/>
        </text:list-item>
        <text:list-item>
          <text:p text:style-name="P190"><text:soft-page-break/><text:span text:style-name="T6">Set the xcatdb password<text:line-break/><text:line-break/> <text:s text:c="11"/></text:span><text:span text:style-name="T7">passwd xcatdb</text:span></text:p>
          <text:p text:style-name="P212">Note: on AIX you are required to change the password when xcatdb first logs in. <text:s/>Log in and change to the permanent password. <text:s/>This password will be used by xCAT to access the database. </text:p>
          <text:p text:style-name="P150"/>
        </text:list-item>
        <text:list-item>
          <text:p text:style-name="P151">Add the following entry into /etc/services</text:p>
          <text:p text:style-name="P88"><text:line-break/><text:span text:style-name="T21">Edit the /etc/services file and add the following (suggestion: insert above the references section) </text:span></text:p>
        </text:list-item>
      </text:list>
      <text:p text:style-name="P8"/>
      <text:p text:style-name="P38">#</text:p>
      <text:p text:style-name="P38"># xcatd settings : Allow tcp communication for the instance, <text:s/>make sure port numbers do not conflict with existing entries. </text:p>
      <text:p text:style-name="P38">#</text:p>
      <text:p text:style-name="P38">DB2_xcatdb <text:s text:c="5"/>60000/tcp</text:p>
      <text:p text:style-name="P38">DB2_xcatdb_1 <text:s text:c="3"/>60001/tcp</text:p>
      <text:p text:style-name="P38">DB2_xcatdb_2 <text:s text:c="3"/>60002/tcp</text:p>
      <text:p text:style-name="P38">DB2_xcatdb_END <text:s/>60003/tcp</text:p>
      <text:p text:style-name="P38">db2c_xcatdb <text:s text:c="3"/>50001/tcp <text:s text:c="3"/># Port for server connection</text:p>
      <text:p text:style-name="P39"><text:line-break/></text:p>
      <text:p text:style-name="Default_20_Text"/>
      <text:list text:style-name="L5" text:continue-numbering="true">
        <text:list-item>
          <text:p text:style-name="P153">Create the DB2 <text:s/>Server Instance</text:p>
          <text:p text:style-name="P154">Note: you will need available <text:s/>space <text:s/>in /var/lib/db2 is 465348KB, for this to complete.</text:p>
        </text:list-item>
      </text:list>
      <text:p text:style-name="P50"/>
      <text:p text:style-name="P36">To create the xCAT DB2 Server Instance run the following as root:</text:p>
      <text:p text:style-name="P36"/>
      <text:p text:style-name="P7"><text:s text:c="3"/>on Linux </text:p>
      <text:p text:style-name="P45"><text:span text:style-name="T8"><text:s text:c="4"/></text:span><text:span text:style-name="T15">/</text:span><text:span text:style-name="T15">opt/ibm/db2/V9.7/instance/db2icrt </text:span><text:span text:style-name="T17">-a server -p</text:span><text:span text:style-name="T16"> </text:span><text:span text:style-name="T25">db2c_xcatdb </text:span><text:span text:style-name="T26">-s ese -u</text:span><text:span text:style-name="T25"> xcatdb xcatdb </text:span></text:p>
      <text:p text:style-name="P13"><text:line-break/> <text:span text:style-name="T13"><text:s/>on AIX</text:span></text:p>
      <text:p text:style-name="P45"><text:s text:c="2"/><text:span text:style-name="T15">/</text:span><text:span text:style-name="T15">opt/IBM/db2/V9.7/instance/db2icrt </text:span><text:span text:style-name="T17">-a server -p</text:span><text:span text:style-name="T16"> </text:span><text:span text:style-name="T25">db2c_xcatdb </text:span><text:span text:style-name="T26">-s ese -u</text:span><text:span text:style-name="T25"> xcatdb xcatdb </text:span><text:line-break/><text:line-break/></text:p>
      <text:list text:style-name="L5" text:continue-numbering="true">
        <text:list-item>
          <text:p text:style-name="P182">Modify the DB2 Server Instance</text:p>
          <text:p text:style-name="P183"><text:s text:c="5"/>As root:</text:p>
        </text:list-item>
      </text:list>
      <text:p text:style-name="P71">cd /opt/ibm/db2/V9.7/instance on Linux</text:p>
      <text:p text:style-name="P71">cd /opt/IBM/db2/V9.7/instance <text:s/>on AIX</text:p>
      <text:p text:style-name="P69"><text:span text:style-name="T20">./</text:span><text:span text:style-name="T27">db2iset -g DB2_PARALLEL_IO=*</text:span></text:p>
      <text:p text:style-name="P69"><text:span text:style-name="T27">./</text:span><text:span text:style-name="T27">db2iset -g DB2AUTOSTART=yes</text:span></text:p>
      <text:p text:style-name="P70">./db2iset -g DB2_STRIPED_CONTAINERS=ON</text:p>
      <text:p text:style-name="P70"/>
      <text:p text:style-name="P70">su – xcatdb</text:p>
      <text:p text:style-name="P70">&gt; db2set -all</text:p>
      <text:p text:style-name="P70">[i] DB2COMM=tcpip</text:p>
      <text:p text:style-name="P70"><text:soft-page-break/>[g] DB2_STRIPED_CONTAINERS=ON</text:p>
      <text:p text:style-name="P70">[g] DB2SYSTEM=c76a3l4vp01</text:p>
      <text:p text:style-name="P70">[g] DB2INSTDEF=xcatdb</text:p>
      <text:p text:style-name="P70">[g] DB2_PARALLEL_IO=*</text:p>
      <text:p text:style-name="P70">[g] DB2AUTOSTART=yes</text:p>
      <text:p text:style-name="P68"/>
      <text:list text:style-name="L5" text:continue-numbering="true">
        <text:list-item>
          <text:p text:style-name="P155"><text:reference-mark-start text:name="1)Set the db2 instance name for root"/>Set the db2 instance name and db2 home environment variables for root <text:reference-mark-end text:name="1)Set the db2 instance name for root"/></text:p>
          <text:p text:style-name="P155">For AIX as root:</text:p>
          <text:p text:style-name="P155"><text:s text:c="6"/>vi /etc/profile</text:p>
        </text:list-item>
      </text:list>
      <text:p text:style-name="P49"><text:s text:c="18"/>add the following line:</text:p>
      <text:p text:style-name="P49"><text:s text:c="19"/>export DB2INSTANCE=xcatdb </text:p>
      <text:p text:style-name="P49"><text:s text:c="20"/></text:p>
      <text:list text:style-name="L5" text:continue-numbering="true">
        <text:list-header>
          <text:p text:style-name="P155"><text:s text:c="6"/></text:p>
          <text:p text:style-name="P155">For Linux as root:</text:p>
          <text:p text:style-name="P155"><text:s text:c="6"/>c<text:span text:style-name="T6">d /etc/profile.d</text:span></text:p>
          <text:p text:style-name="P155"><text:s text:c="7"/>vi xcat.sh</text:p>
          <text:p text:style-name="P155"><text:s text:c="10"/>add the following line:</text:p>
          <text:p text:style-name="P155"><text:s text:c="11"/>export DB2INSTANCE=xcatdb</text:p>
          <text:p text:style-name="P155"><text:s text:c="11"/></text:p>
        </text:list-header>
      </text:list>
      <text:p text:style-name="P66"><text:s text:c="13"/>vi xcat.csh</text:p>
      <text:p text:style-name="P66"><text:s text:c="17"/>add the following line:</text:p>
      <text:p text:style-name="P66"><text:s text:c="18"/>setenv DB2INSTANCE "xcatdb"</text:p>
      <text:p text:style-name="P66"/>
      <text:p text:style-name="P66"><text:s text:c="6"/>Note: either logout and back in or <text:s/>set the environment variable manually for root:</text:p>
      <text:p text:style-name="P66"><text:s text:c="11"/>export DB2INSTANCE=xcatdb <text:s text:c="14"/></text:p>
      <text:h text:style-name="Heading_20_1" text:outline-level="1">Start the DB2 Server </text:h>
      <text:p text:style-name="P26">To start the server, <text:s/>you must logon as the xcatd instance id, <text:s/>create previously.</text:p>
      <text:p text:style-name="P26"/>
      <text:p text:style-name="P61">su – xcatdb</text:p>
      <text:p text:style-name="P61">xcatdb@c76a3l4vp01:~&gt; db2start</text:p>
      <text:p text:style-name="P61">01/27/2010 19:48:08 <text:s text:c="4"/>0 <text:s text:c="2"/>0 <text:s text:c="2"/>SQL1063N <text:s/>DB2START processing was successful.</text:p>
      <text:p text:style-name="P61">SQL1063N <text:s/>DB2START processing was successful.</text:p>
      <text:p text:style-name="P61"/>
      <text:p text:style-name="Code_20_Indented">If you need to stop the database, <text:s/>use</text:p>
      <text:p text:style-name="P61">xcatdb@c76a3l4vp01:~&gt; db2stop </text:p>
      <text:p text:style-name="P61">or </text:p>
      <text:p text:style-name="P61">xcatdb@c76a3l4vp01:~&gt; db2stop force</text:p>
      <text:p text:style-name="P61"/>
      <text:h text:style-name="Heading_20_2" text:outline-level="2">Increasing processor entitlement</text:h>
      <text:p text:style-name="Default_20_Text">After the database is started, you might want to increase the processor</text:p>
      <text:p text:style-name="Default_20_Text"><text:span text:style-name="T41">entitlement for DB2. <text:s text:c="2"/>Check the section “</text:span><text:a xlink:type="simple" xlink:href="http://www.redbooks.ibm.com/redbooks/pdfs/sg247352.pdf"><text:span text:style-name="T41">Increasing processor entitlement</text:span></text:a><text:span text:style-name="T41">” for information on customizing you system. </text:span></text:p>
      <text:p text:style-name="P27"><text:soft-page-break/></text:p>
      <text:h text:style-name="P75" text:outline-level="2">DB2 Useful Commands</text:h>
      <text:p text:style-name="P30">Note: path IBM for AIX, <text:s/>ibm for Linux </text:p>
      <text:p text:style-name="P30"><text:s text:c="6"/>These commands, you run as root:</text:p>
      <text:p text:style-name="P30"/>
      <text:list text:style-name="L6">
        <text:list-item>
          <text:p text:style-name="P89"><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89"><text:span text:style-name="Variable"><text:span text:style-name="T9">If you have problems removing an instance use:</text:span></text:span></text:p>
          <text:p text:style-name="P89"><text:span text:style-name="Variable"><text:span text:style-name="T9">/opt/ibm /db2/V9.7/instance/db2iset -d xcatdb</text:span></text:span></text:p>
        </text:list-item>
        <text:list-item>
          <text:p text:style-name="P89"><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7">
        <text:list-item>
          <text:p text:style-name="P93"><text:span text:style-name="Variable"><text:span text:style-name="T2">db2 connect to xcatdb ( connect to database) from Server</text:span></text:span></text:p>
        </text:list-item>
        <text:list-item>
          <text:p text:style-name="P93"><text:span text:style-name="Variable"><text:span text:style-name="T2">db2 connect to xcatdb user xcatdb <text:s/>from Client </text:span></text:span></text:p>
        </text:list-item>
        <text:list-item>
          <text:p text:style-name="P93"><text:span text:style-name="Variable"><text:span text:style-name="T2">db2 drop database <text:s/>xcatdb ( drop the database)</text:span></text:span></text:p>
        </text:list-item>
        <text:list-item>
          <text:p text:style-name="P93"><text:span text:style-name="Variable"><text:span text:style-name="T2">db2 list tables </text:span></text:span></text:p>
        </text:list-item>
        <text:list-item>
          <text:p text:style-name="P93"><text:span text:style-name="Variable"><text:span text:style-name="T2">db2 describe table site</text:span></text:span></text:p>
        </text:list-item>
        <text:list-item>
          <text:p text:style-name="P93"><text:span text:style-name="Variable"><text:span text:style-name="T2">db2 drop table site </text:span></text:span></text:p>
        </text:list-item>
        <text:list-item>
          <text:p text:style-name="P93"><text:span text:style-name="Variable"><text:span text:style-name="T2">db2stop</text:span></text:span></text:p>
        </text:list-item>
        <text:list-item>
          <text:p text:style-name="P93"><text:span text:style-name="Variable"><text:span text:style-name="T2">db2stop force</text:span></text:span></text:p>
        </text:list-item>
        <text:list-item>
          <text:p text:style-name="P93"><text:span text:style-name="Variable"><text:span text:style-name="T2">db2start</text:span></text:span></text:p>
        </text:list-item>
        <text:list-item>
          <text:p text:style-name="P93"><text:span text:style-name="Variable"><text:span text:style-name="T2">db2 ( enter interactive admin session)</text:span></text:span></text:p>
        </text:list-item>
        <text:list-item>
          <text:p text:style-name="P93"><text:span text:style-name="Variable"><text:span text:style-name="T2">db2 -t ( enter interactive admin session where sql must end in ;)</text:span></text:span></text:p>
        </text:list-item>
        <text:list-item>
          <text:p text:style-name="P93"><text:span text:style-name="Variable"><text:span text:style-name="T2">quit ( quit out of <text:s/>interactive admin session)</text:span></text:span></text:p>
        </text:list-item>
      </text:list>
      <text:p text:style-name="P35"/>
      <text:p text:style-name="Default_20_Text"/>
      <text:h text:style-name="Heading_20_1" text:outline-level="1"><text:span text:style-name="Source_20_Text"><text:s/></text:span><text:span text:style-name="Source_20_Text">Create the xCAT Database</text:span></text:h>
      <text:p text:style-name="P2"><text:span text:style-name="Source_20_Text"><text:span text:style-name="T32">We will create one database “xcatdb”, <text:s/>it will be store in the “xcatdb” Instance home directory which is /var/lib/db2. </text:span></text:span></text:p>
      <text:p text:style-name="P3"/>
      <text:p text:style-name="P59">su – xcatdb</text:p>
      <text:p text:style-name="P13"><text:span text:style-name="Source_20_Text"><text:span text:style-name="T42"/></text:span></text:p>
      <text:p text:style-name="Code_20_Indented"><text:span text:style-name="Source_20_Text"><text:span text:style-name="T42"/></text:span></text:p>
      <text:p text:style-name="Body_20_Text_20_First_20_Indent"><text:span text:style-name="Source_20_Text"><text:span text:style-name="T37">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37"><text:s text:c="2"/></text:span></text:span></text:p>
      <text:p text:style-name="P58"><text:span text:style-name="Source_20_Text"><text:span text:style-name="T34">db2 -tvf</text:span></text:span><text:span text:style-name="Source_20_Text"><text:span text:style-name="T35"> <text:s/>/opt/xcat/share/xcat/tools/createdb.sql</text:span></text:span></text:p>
      <text:p text:style-name="P58"><text:span text:style-name="Source_20_Text"><text:span text:style-name="T33"/></text:span></text:p>
      <text:p text:style-name="P58"><text:span text:style-name="Source_20_Text"><text:span text:style-name="T33">Note: be patient, it takes a while. <text:s/>You may also investigate the default attributes of the database that we chose in this setup scripts and change according to your system needs. </text:span></text:span></text:p>
      <text:p text:style-name="P58"><text:soft-page-break/><text:span text:style-name="Source_20_Text"><text:span text:style-name="T33"/></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8">
        <text:list-item>
          <text:p text:style-name="P167">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1"/>
      <text:p text:style-name="P51"><text:s text:c="11"/>Note: if you get an error, like “Connection failure: IO::Socket::SSL: connect:</text:p>
      <text:p text:style-name="P51"><text:s text:c="10"/>Connection refused at....,” <text:s text:c="2"/>make sure your xcatd daemon is running. <text:s text:c="2"/></text:p>
      <text:list text:style-name="L8" text:continue-numbering="true">
        <text:list-header>
          <text:p text:style-name="P167"/>
        </text:list-header>
        <text:list-item>
          <text:p text:style-name="P167"><text:reference-mark-start text:name="Creating the /etc/xcat/cfgloc file "/><text:span text:style-name="T18">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6"/>
      <text:p text:style-name="P74">DB2:xcatdb|xcatdb|ppslab09</text:p>
      <text:list text:style-name="L8" text:continue-numbering="true">
        <text:list-header>
          <text:p text:style-name="P167"><text:s text:c="4"/>DB2:&lt;databasename&gt;|&lt;instancename&gt;|&lt;instancepassword&gt;</text:p>
        </text:list-header>
      </text:list>
      <text:p text:style-name="P51"/>
      <text:list text:style-name="L8" text:continue-numbering="true">
        <text:list-header>
          <text:p text:style-name="P167"><text:s/>The first variable is the database name xcatdb that was setup. <text:s/>The second variable is the name of the Instance. <text:s text:c="2"/>The password must match the password of your <text:s/>DB2 Instance “xcatdb” userid. <text:s text:c="2"/></text:p>
        </text:list-header>
      </text:list>
      <text:p text:style-name="P46"/>
      <text:list text:style-name="L8" text:continue-numbering="true">
        <text:list-header>
          <text:p text:style-name="P167"><text:soft-page-break/>Finally change permissions on the file, <text:s/>so only root can read, to protect the password. <text:line-break/><text:span text:style-name="T1"><text:line-break/>chmod 0600 /etc/xcat/cfgloc </text:span></text:p>
          <text:p text:style-name="P167"/>
        </text:list-header>
        <text:list-item>
          <text:p text:style-name="P167">Stop the xcatd daemon, <text:s/>so no database actions will occur while you are migrating the data to DB2.</text:p>
          <text:p text:style-name="P167"><text:s/><text:span text:style-name="T3">On AIX: stopsrc -s xcatd </text:span><text:span text:style-name="T1"><text:line-break/> </text:span><text:span text:style-name="T3">On Linux: </text:span><text:span text:style-name="T1">service xcatd stop</text:span> </text:p>
          <text:p text:style-name="P167"/>
        </text:list-item>
        <text:list-item>
          <text:p text:style-name="P167">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78"/>
          <text:p text:style-name="P178">Note: <text:s/>If you still have errors that you can not resolve, <text:s/>you can go back to using SQlite, by moving /etc/xcat/cfgloc to /etc/xcat/cfgloc.save and restarting xcatd. </text:p>
        </text:list-item>
      </text:list>
      <text:p text:style-name="P51"/>
      <text:list text:style-name="L8" text:continue-numbering="true">
        <text:list-header>
          <text:p text:style-name="P167"/>
        </text:list-header>
        <text:list-item>
          <text:p text:style-name="P181">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84"/>
          <text:p text:style-name="P186"/>
        </text:list-item>
        <text:list-item>
          <text:p text:style-name="P186">Test the database</text:p>
        </text:list-item>
      </text:list>
      <text:p text:style-name="P4"/>
      <text:p text:style-name="P4"><text:s text:c="12"/>tabdump site</text:p>
      <text:p text:style-name="P52"><text:s text:c="4"/></text:p>
      <text:p text:style-name="P5"/>
      <text:h text:style-name="Heading_20_1" text:outline-level="1"><text:s/>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
      <text:p text:style-name="P42"><text:soft-page-break/>Install DB2:</text:p>
      <text:list text:style-name="L1" text:continue-numbering="true">
        <text:list-header>
          <text:p text:style-name="P81"/>
          <text:p text:style-name="P237"><text:s text:c="13"/>cd /db2source/ese</text:p>
          <text:p text:style-name="P229"><text:s/>./db2_install</text:p>
          <text:p text:style-name="P229"/>
        </text:list-header>
      </text:list>
      <text:p text:style-name="P56"><text:s text:c="3"/><text:span text:style-name="T18">You will be prompted with the following questions:</text:span></text:p>
      <text:p text:style-name="P56"/>
      <text:list text:style-name="L1" text:continue-numbering="true">
        <text:list-header>
          <text:p text:style-name="P229">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8">Answer: no</text:span></text:p>
      <text:p text:style-name="P56"/>
      <text:p text:style-name="P56"/>
      <text:p text:style-name="Body_20_Text_20_First_20_Indent"><text:s text:c="8"/>Specify one of the following keywords to install DB2 products.</text:p>
      <text:p text:style-name="P56"><text:s text:c="4"/>ESE</text:p>
      <text:p text:style-name="P56"><text:s text:c="4"/>CLIENT</text:p>
      <text:p text:style-name="P56"><text:s text:c="4"/>RTCL</text:p>
      <text:p text:style-name="P56"/>
      <text:p text:style-name="P57">Answer: CLIENT</text:p>
      <text:list text:style-name="L1" text:continue-numbering="true">
        <text:list-header>
          <text:p text:style-name="P229"/>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oft-page-break/><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1"/>
      <text:p text:style-name="P80">This section takes you through the creation of the <text:s/>the DB2 Client <text:s/>Instance on the Service Node. <text:s/>The Client Instance will be called xcatdb.</text:p>
      <text:p text:style-name="P80"><text:s/>For more information on what is an Instance and what part it plays in DB2, <text:s/>read the following <text:a xlink:type="simple" xlink:href="http://www.linuxdocs.org/HOWTOs/DB2-HOWTO/db2instance.html">DB2 information</text:a>.</text:p>
      <text:p text:style-name="P80"/>
      <text:p text:style-name="P80"/>
      <text:p text:style-name="P47"><text:s/><text:span text:style-name="T19">All of the following steps must be run logged into the Service <text:s/>Node as root. <text:s/></text:span></text:p>
      <text:p text:style-name="P48">We will want to create the group and userid with the same gid and uid as was assigned on the Management Node.</text:p>
      <text:p text:style-name="P47"/>
      <text:list text:style-name="L5">
        <text:list-item text:start-value="1">
          <text:p text:style-name="P214">On the MN, <text:s text:c="2"/>read <text:s/>the gid and uid of the xcatdb group and userid. <text:s/></text:p>
          <text:p text:style-name="P214"><text:s text:c="2"/>cat /etc/passwd | grep xcatdb</text:p>
          <text:p text:style-name="P214"><text:s text:c="2"/>xcatdb:!:212:205::/var/lib/db2:/bin/ksh</text:p>
          <text:p text:style-name="P214"><text:s text:c="2"/>The first number (212) is the uid, <text:s/>the second (205) is the gid.</text:p>
          <text:p text:style-name="P214"/>
        </text:list-item>
        <text:list-item>
          <text:p text:style-name="P214"><text:s/>Create a xcatdb user id and group for the DB2 client instance. <text:s/>The homedirectory for the instance will be in /var/lib/db2 as on the MN. </text:p>
          <text:p text:style-name="P212"><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43">mkgroup id=205 xcatdb<text:line-break/>mkuser pgrp='xcatdb' id=212 home='/var/lib/db2' shell='/bin/ksh' <text:s/>xcatdb</text:span></text:p>
          <text:p text:style-name="P221"/>
          <text:p text:style-name="P212"><text:span text:style-name="T38"><text:line-break/></text:span><text:span text:style-name="T1"><text:line-break/></text:span><text:span text:style-name="T40">On Linux:</text:span><text:span text:style-name="T3"> </text:span></text:p>
          <text:p text:style-name="P185"/>
          <text:p text:style-name="P223">groupadd -g 205 xcatdb</text:p>
          <text:p text:style-name="P212"><text:span text:style-name="T39">useradd -d /var/lib/db2 -g xcatdb -u 212 -m -s /bin/bash xcatdb</text:span><text:span text:style-name="T38"><text:line-break/></text:span><text:span text:style-name="T1"><text:line-break/></text:span></text:p>
          <text:p text:style-name="P148"/>
        </text:list-item>
        <text:list-item>
          <text:p text:style-name="P190"><text:soft-page-break/><text:span text:style-name="T6">Set the xcatdb password<text:line-break/><text:line-break/> <text:s text:c="11"/></text:span><text:span text:style-name="T7">passwd xcatdb</text:span></text:p>
          <text:p text:style-name="P212">Note: on AIX you are required to change the password when xcatdb first logs in. <text:s/>Recomment you use the same as was assigned on the MN.</text:p>
          <text:p text:style-name="P150"/>
        </text:list-item>
        <text:list-item>
          <text:p text:style-name="P151">Add the following entry into /etc/services on the Service Node</text:p>
          <text:p text:style-name="P88"><text:line-break/><text:span text:style-name="T21">Edit the /etc/services file and add the following (suggestion: insert above the references section) </text:span></text:p>
        </text:list-item>
      </text:list>
      <text:p text:style-name="P8"/>
      <text:p text:style-name="P38"># note this must match what is in /etc/services on the Management/DB2 Server. Again make sure matching port is not used on both machines. </text:p>
      <text:p text:style-name="P38"/>
      <text:p text:style-name="P38">db2c_xcatdb <text:s text:c="3"/>50001/tcp <text:s text:c="3"/># Port for DB2 Server Connect</text:p>
      <text:p text:style-name="P38"/>
      <text:p text:style-name="P40"/>
      <text:list text:style-name="L5" text:continue-numbering="true">
        <text:list-item>
          <text:p text:style-name="P150">Create the DB2 Client Instance</text:p>
        </text:list-item>
      </text:list>
      <text:p text:style-name="P36">To create the xCAT DB2 Client Instance run the following:</text:p>
      <text:p text:style-name="P37"><text:s text:c="3"/></text:p>
      <text:p text:style-name="P14"><text:s text:c="6"/><text:span text:style-name="T19">On Linux:</text:span></text:p>
      <text:p text:style-name="P45"><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6"/>
      <text:h text:style-name="Heading_20_2" text:outline-level="2">Creating the catalog of the DB2 Server Node on the SN</text:h>
      <text:p text:style-name="Default_20_Text"/>
      <text:p text:style-name="P31">Now we will setup the Client to access the database using xcatdb instance on the Service Node:</text:p>
      <text:p text:style-name="P31"/>
      <text:p text:style-name="P32"/>
      <text:p text:style-name="P79"/>
      <text:p text:style-name="Code_20_Indented"><text:s text:c="3"/>su – xcatdb</text:p>
      <text:p text:style-name="P43"><text:s/></text:p>
      <text:p text:style-name="P43">db2 catalog tcpip node mn <text:s/>remote 9.114.113.203 server db2c_xcatdb </text:p>
      <text:p text:style-name="P43">(note: port must match what is in /etc/services)</text:p>
      <text:p text:style-name="P43">db2 terminate <text:s/>( refreshes cache)</text:p>
      <text:p text:style-name="P43"/>
      <text:p text:style-name="P44">Note: <text:s/>9.114.113.203 <text:s/>must be an address or resolvable hostname that the Service Node can access the Management Node. </text:p>
      <text:p text:style-name="P65"/>
      <text:p text:style-name="P68"/>
      <text:p text:style-name="P68"><text:soft-page-break/></text:p>
      <text:h text:style-name="Heading_20_2" text:outline-level="2"><text:s/>Catalog the Server Instance Database</text:h>
      <text:p text:style-name="P8">Next we will catalog the xcatdb database <text:s/>on the node that we just defined above (mn). This command looks like :</text:p>
      <text:p text:style-name="P8"/>
      <text:p text:style-name="P8">Here the DATABASENAME is the name of the database (xcatdb) on the server node the MN. The DATABASEALIAS matches the db name, and the SERVERNAME is the node defined above, i.e. mn. </text:p>
      <text:p text:style-name="P8"/>
      <text:p text:style-name="P8"><text:s text:c="14"/>su – xcatdb ( if not already there)</text:p>
      <text:p text:style-name="P43">db2 catalog db xcatdb <text:s/>as xcatdb at node mn</text:p>
      <text:p text:style-name="P43">db2 terminate <text:s/>( refreshes cache)</text:p>
      <text:p text:style-name="P43"/>
      <text:p text:style-name="P45">For more information: See <text:s text:c="2"/>http://publib.boulder.ibm.com/infocenter/db2luw/v8/index.jsp?topic=/com.ibm.db2.udb.doc/core/r0001944.htm</text:p>
      <text:p text:style-name="P12"/>
      <text:p text:style-name="P8"/>
      <text:p text:style-name="P8"/>
      <text:h text:style-name="Heading_20_2" text:outline-level="2"><text:s/>Test the Database Connection </text:h>
      <text:p text:style-name="Default_20_Text"/>
      <text:p text:style-name="Code_20_Indented"><text:s/>su – xcatdb (if not already there)</text:p>
      <text:p text:style-name="P8"/>
      <text:p text:style-name="Code_20_Indented"/>
      <text:p text:style-name="Code_20_Indented"/>
      <text:p text:style-name="Code_20_Indented"><text:s/>db2 connect to xcatdb user xcatdb </text:p>
      <text:p text:style-name="Code_20_Indented"/>
      <text:p text:style-name="P8">You will be prompted for xcatdb's password. After entering it you should see something similar to this: </text:p>
      <text:p text:style-name="P8"/>
      <text:p text:style-name="P8">Database Connection Information Database server = DB2/LINUXPPC64 9.7.1</text:p>
      <text:p text:style-name="P8"><text:s/>SQL authorization ID = XCATDB</text:p>
      <text:p text:style-name="P8"><text:s/>Local database alias = XCATDB </text:p>
      <text:p text:style-name="P8"/>
      <text:p text:style-name="P8">Close the connection with - </text:p>
      <text:p text:style-name="P8"/>
      <text:p text:style-name="Code_20_Indented"><text:s/>db2 connect reset </text:p>
      <text:p text:style-name="Code_20_Indented"><text:s/>exit</text:p>
      <text:p text:style-name="Default_20_Text"/>
      <text:p text:style-name="Standard"/>
      <text:h text:style-name="Heading_20_1" text:outline-level="1"><text:s/>Installing xCAT on the Service Node</text:h>
      <text:p text:style-name="Default_20_Text">Now that the DB2 database is setup you can install xCAT on the Service Node.</text:p>
      <text:p text:style-name="Default_20_Text">Use the following references for setting up your Service Nodes:</text:p>
      <text:list text:style-name="L9">
        <text:list-item>
          <text:p text:style-name="P107"><text:a xlink:type="simple" xlink:href="http://xcat.svn.sourceforge.net/viewvc/xcat/xcat-core/trunk/xCAT-client/share/doc/xCAT2SetupHierarchy.pdf">Setting up Hierarchy in xCAT </text:a></text:p>
        </text:list-item>
        <text:list-item>
          <text:p text:style-name="P107"><text:a xlink:type="simple" xlink:href="http://xcat.svn.sourceforge.net/viewvc/xcat/xcat-core/trunk/xCAT-client/share/doc/xCAT2onAIXServiceNodes.pdf">Setting up an AIX Hierarchical Cluster</text:a></text:p>
        </text:list-item>
      </text:list>
      <text:h text:style-name="Heading_20_1" text:outline-level="1"><text:soft-page-break/><text:s/>Removing xCAT from DB2</text:h>
      <text:p text:style-name="P24"/>
      <text:p text:style-name="P18"/>
      <text:p text:style-name="P41">To remove the database, <text:s/>first back it up.<text:line-break/><text:line-break/><text:span text:style-name="T1">mkdir -p ~/xcat-dbback<text:line-break/>dumpxCATdb -p ~/xcat-dbback</text:span></text:p>
      <text:p text:style-name="P19"/>
      <text:list text:style-name="L10">
        <text:list-item>
          <text:list>
            <text:list-item>
              <text:p text:style-name="P195">stop the xcatd daemon</text:p>
            </text:list-item>
            <text:list-item>
              <text:p text:style-name="P202">Now remove the database. <text:line-break/><text:line-break/>su – xcatdb</text:p>
              <text:p text:style-name="P203">&gt;db2 drop database xcatdb;<text:line-break/></text:p>
            </text:list-item>
            <text:list-item>
              <text:p text:style-name="P195">remove /etc/xcat/cfgloc file ( points xCAT to DB2)</text:p>
            </text:list-item>
            <text:list-item>
              <text:p text:style-name="P195">Install the DB2 <text:s/>database into SQLite</text:p>
              <text:p text:style-name="P198">XCATBYPASS=1 restorexCATdb -p ~/xcat-dbback</text:p>
            </text:list-item>
            <text:list-item>
              <text:p text:style-name="P195">start xcatd</text:p>
              <text:p text:style-name="P195"/>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1">
        <text:list-item>
          <text:p text:style-name="P109">Remove the instance:</text:p>
          <text:p text:style-name="P109">/opt/IBM/db2/V9.7/instance/db2idrop xcatdb</text:p>
        </text:list-item>
        <text:list-item>
          <text:p text:style-name="P109">Check to see if no instance:</text:p>
          <text:p text:style-name="P109">/opt/IBM/db2/V9.7/instance/db2ilist</text:p>
        </text:list-item>
        <text:list-item>
          <text:p text:style-name="P109">Remove the DB2 ( this takes a while):</text:p>
          <text:p text:style-name="P109">/opt/IBM/db2/V9.7/install/db2_deinstall -a</text:p>
        </text:list-item>
        <text:list-item>
          <text:p text:style-name="P109">remove instance port from /etc/services</text:p>
          <text:p text:style-name="P109">vi /etc/services</text:p>
          <text:p text:style-name="P109">delete entry: db2c_xcatdb1 <text:s text:c="3"/>50001/tcp <text:s text:c="3"/># Port for server connection</text:p>
        </text:list-item>
        <text:list-item>
          <text:p text:style-name="P109">remove xcatdb user and xcatdb group</text:p>
        </text:list-item>
        <text:list-item>
          <text:p text:style-name="P109">remove export DB2INSTANCE=xcatdb1 from /etc/profile on AIX, <text:s/>or /etc/profile.d/xcat.sh or xcat.csh on Linux.</text:p>
          <text:p text:style-name="P109"/>
          <text:p text:style-name="P137"><text:soft-page-break/><text:s text:c="3"/>On the Management Node</text:p>
          <text:p text:style-name="P137"><text:s text:c="6"/>Repeat steps 1 - 6 as above on the MN.</text:p>
          <text:p text:style-name="P109"/>
        </text:list-item>
      </text:list>
      <text:h text:style-name="Heading_20_1" text:outline-level="1"><text:reference-mark-start text:name="References"/><text:s/>References<text:reference-mark-end text:name="References"/></text:h>
      <text:list text:style-name="L12">
        <text:list-item>
          <text:p text:style-name="P139"><text:span text:style-name="T28">Configuring and Managing BlueGene <text:s/></text:span><text:a xlink:type="simple" xlink:href="http://www.redbooks.ibm.com/redbooks/pdfs/sg247352.pdf"><text:span text:style-name="T28">DB2 Setup Sections</text:span></text:a></text:p>
        </text:list-item>
        <text:list-item>
          <text:p text:style-name="P139"><text:a xlink:type="simple" xlink:href="http://www.ibm.com/developerworks/data/library/techarticle/dm-0606khatri/%20"><text:span text:style-name="T28">MySQL to DB2 migration</text:span></text:a></text:p>
        </text:list-item>
        <text:list-item>
          <text:p text:style-name="P139"><text:a xlink:type="simple" xlink:href="http://publib.boulder.ibm.com/infocenter/db2luw/v9r7/index.jsp?topic=/com.ibm.db2.luw.qb.server.doc/doc/t0007067.html"><text:span text:style-name="T28">Setting up the DB2 Client</text:span></text:a></text:p>
        </text:list-item>
        <text:list-item>
          <text:p text:style-name="P139"><text:a xlink:type="simple" xlink:href="http://www.michael-thomas.com/tech/db2/db2_survival_guide.htm"><text:span text:style-name="T28">DB2 Survival Guide</text:span></text:a></text:p>
        </text:list-item>
        <text:list-item>
          <text:p text:style-name="P139"><text:a xlink:type="simple" xlink:href="http://search.cpan.org/~ibmtordb2/DBD-DB2-1.74/DB2.pod"><text:span text:style-name="T28">DBD:DB2 pod</text:span></text:a></text:p>
        </text:list-item>
        <text:list-item>
          <text:p text:style-name="P139"><text:a xlink:type="simple" xlink:href="http://www.redbooks.ibm.com/redbooks/pdfs/sg247653.pdf"><text:span text:style-name="T28">DB2 Deployment Guide</text:span></text:a></text:p>
        </text:list-item>
        <text:list-item>
          <text:p text:style-name="P139"><text:a xlink:type="simple" xlink:href="http://www-01.ibm.com/support/docview.wss?rs=71&amp;uid=swg21297335"><text:span text:style-name="T28">DB2 Perl Database Interface </text:span></text:a></text:p>
        </text:list-item>
        <text:list-item>
          <text:p text:style-name="P139"><text:a xlink:type="simple" xlink:href="http://www.mail-archive.com/dbi-users@perl.org/"><text:span text:style-name="T28">DBI <text:s/>mail archives</text:span></text:a></text:p>
        </text:list-item>
        <text:list-item>
          <text:p text:style-name="P139"><text:a xlink:type="simple" xlink:href="http://www.ibm.com/developerworks/data/library/techarticle/dm-0512greenstein/"><text:span text:style-name="T28">Perl Progamming with DB2 </text:span></text:a></text:p>
        </text:list-item>
      </text:list>
      <text:h text:style-name="Heading_20_1" text:outline-level="1"><text:s/>Diagnostics</text:h>
      <text:p text:style-name="Default_20_Text"/>
      <text:list text:style-name="L13">
        <text:list-item>
          <text:p text:style-name="P122">“Total Environment Allocation Failure” <text:s/>when running xCAT command to</text:p>
          <text:p text:style-name="P122">the database, such as tabdump. </text:p>
          <text:p text:style-name="P122">echo $DB2INSTANCE <text:s/>should be xcatdb </text:p>
          <text:p text:style-name="P122">Usually loss of critical DB2 Env Var settings for the following:</text:p>
          <text:p text:style-name="P135">DB2INSTANCE=xcatdb <text:s/>( most important) </text:p>
          <text:p text:style-name="P241"><text:span text:style-name="Teletype"><text:span text:style-name="T14">CUR_INSTHOME=/var/lib/db2</text:span></text:span></text:p>
        </text:list-item>
      </text:list>
      <text:list text:style-name="L14">
        <text:list-header>
          <text:p text:style-name="P242"><text:span text:style-name="Teletype"><text:span text:style-name="T14">DB2DIR=/opt/ibm/db2/V9.7</text:span></text:span></text:p>
          <text:p text:style-name="P242"><text:span text:style-name="Teletype"><text:span text:style-name="T14">INSTHOME=/var/lib/db2</text:span></text:span></text:p>
          <text:p text:style-name="P244"><text:span text:style-name="T6">See:</text:span><text:a xlink:type="simple" xlink:href="http://www.perlmonks.org/?node_id=682626"><text:span text:style-name="T6">http://www.perlmonks.org/?node_id=682626</text:span></text:a></text:p>
          <text:p text:style-name="P244"><text:span text:style-name="T6">See: </text:span><text:span text:style-name="T6"><text:reference-ref text:reference-format="text" text:ref-name="1)Set the db2 instance name for root">Set the db2 instance name and db2 home environment variables for root </text:reference-ref></text:span></text:p>
          <text:p text:style-name="P246"/>
        </text:list-header>
      </text:list>
      <text:list text:style-name="L13" text:continue-numbering="true">
        <text:list-item>
          <text:p text:style-name="P122"><text:s/>Set diagnostics level in database </text:p>
          <text:p text:style-name="P122"><text:s text:c="2"/>You can up the diagnotics level and watch for database errors in the ~/sqllib/db2dump/db2diag.log <text:s text:c="2"/>and <text:s/>xcatdb.nfy under the xcatdb instance home directory on the DB2 Server. <text:s/></text:p>
          <text:p text:style-name="P122">Run the following to increase <text:s/>the diagnostics level. <text:s/>Note: this should be set back to level 3 <text:s/>after diagnosing the problem, because it affects DB performance.</text:p>
        </text:list-item>
      </text:list>
      <text:p text:style-name="Code_20_Indented"/>
      <text:p text:style-name="P67">On the MN:</text:p>
      <text:p text:style-name="P67"><text:s text:c="3"/>stop xcatd </text:p>
      <text:p text:style-name="P67"><text:s text:c="3"/>su – xcatdb</text:p>
      <text:p text:style-name="P67"><text:s text:c="3"/>db2 update dbm cfg using diaglevel 4 </text:p>
      <text:p text:style-name="P67"><text:s text:c="3"/>db2stop</text:p>
      <text:p text:style-name="P67"><text:soft-page-break/><text:s text:c="3"/>db2start</text:p>
      <text:p text:style-name="P67"/>
      <text:list text:style-name="L13" text:continue-numbering="true">
        <text:list-header>
          <text:p text:style-name="P12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6-27T11:21:27</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19" meta:paragraph-count="407" meta:word-count="4265" meta:character-count="25290"/>
  </office:meta>
</office:document-meta>
</file>